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700000172B2C07012.png" manifest:media-type="image/png"/>
  <manifest:file-entry manifest:full-path="Pictures/10000000000000130000017143632A0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2f2f2" draw:opacity="50%" loext:decorative="false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none" draw:fill="solid" draw:fill-color="#e5e5e5" draw:opacity="50%" loext:decorative="false"/>
    </style:style>
    <style:style style:name="gr5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solid" draw:fill-color="#ececec" draw:opacity="50%" loext:decorative="false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9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3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38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1.05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0.38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1.0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73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7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482071" loext:decorative="false"/>
    </style:style>
    <style:style style:name="gr18" style:family="graphic" style:parent-style-name="standard">
      <style:graphic-properties draw:stroke="none" draw:fill="solid" draw:fill-color="#482374" loext:decorative="false"/>
    </style:style>
    <style:style style:name="gr19" style:family="graphic" style:parent-style-name="standard">
      <style:graphic-properties draw:stroke="none" draw:fill="solid" draw:fill-color="#482576" loext:decorative="false"/>
    </style:style>
    <style:style style:name="gr20" style:family="graphic" style:parent-style-name="standard">
      <style:graphic-properties draw:stroke="none" draw:fill="solid" draw:fill-color="#482878" loext:decorative="false"/>
    </style:style>
    <style:style style:name="gr21" style:family="graphic" style:parent-style-name="standard">
      <style:graphic-properties draw:stroke="none" draw:fill="solid" draw:fill-color="#472a7a" loext:decorative="false"/>
    </style:style>
    <style:style style:name="gr22" style:family="graphic" style:parent-style-name="standard">
      <style:graphic-properties draw:stroke="none" draw:fill="solid" draw:fill-color="#472d7b" loext:decorative="false"/>
    </style:style>
    <style:style style:name="gr23" style:family="graphic" style:parent-style-name="standard">
      <style:graphic-properties draw:stroke="none" draw:fill="solid" draw:fill-color="#46327e" loext:decorative="false"/>
    </style:style>
    <style:style style:name="gr24" style:family="graphic" style:parent-style-name="standard">
      <style:graphic-properties draw:stroke="none" draw:fill="solid" draw:fill-color="#472e7c" loext:decorative="false"/>
    </style:style>
    <style:style style:name="gr25" style:family="graphic" style:parent-style-name="standard">
      <style:graphic-properties draw:stroke="none" draw:fill="solid" draw:fill-color="#46307e" loext:decorative="false"/>
    </style:style>
    <style:style style:name="gr26" style:family="graphic" style:parent-style-name="standard">
      <style:graphic-properties draw:stroke="none" draw:fill="solid" draw:fill-color="#433e85" loext:decorative="false"/>
    </style:style>
    <style:style style:name="gr27" style:family="graphic" style:parent-style-name="standard">
      <style:graphic-properties draw:stroke="none" draw:fill="solid" draw:fill-color="#443a83" loext:decorative="false"/>
    </style:style>
    <style:style style:name="gr28" style:family="graphic" style:parent-style-name="standard">
      <style:graphic-properties draw:stroke="none" draw:fill="solid" draw:fill-color="#453882" loext:decorative="false"/>
    </style:style>
    <style:style style:name="gr29" style:family="graphic" style:parent-style-name="standard">
      <style:graphic-properties draw:stroke="none" draw:fill="solid" draw:fill-color="#453581" loext:decorative="false"/>
    </style:style>
    <style:style style:name="gr30" style:family="graphic" style:parent-style-name="standard">
      <style:graphic-properties draw:stroke="none" draw:fill="solid" draw:fill-color="#46337f" loext:decorative="false"/>
    </style:style>
    <style:style style:name="gr31" style:family="graphic" style:parent-style-name="standard">
      <style:graphic-properties draw:stroke="none" draw:fill="solid" draw:fill-color="#3d4d8a" loext:decorative="false"/>
    </style:style>
    <style:style style:name="gr32" style:family="graphic" style:parent-style-name="standard">
      <style:graphic-properties draw:stroke="none" draw:fill="solid" draw:fill-color="#3f4889" loext:decorative="false"/>
    </style:style>
    <style:style style:name="gr33" style:family="graphic" style:parent-style-name="standard">
      <style:graphic-properties draw:stroke="none" draw:fill="solid" draw:fill-color="#414487" loext:decorative="false"/>
    </style:style>
    <style:style style:name="gr34" style:family="graphic" style:parent-style-name="standard">
      <style:graphic-properties draw:stroke="none" draw:fill="solid" draw:fill-color="#433d84" loext:decorative="false"/>
    </style:style>
    <style:style style:name="gr35" style:family="graphic" style:parent-style-name="standard">
      <style:graphic-properties draw:stroke="none" draw:fill="solid" draw:fill-color="#463480" loext:decorative="false"/>
    </style:style>
    <style:style style:name="gr36" style:family="graphic" style:parent-style-name="standard">
      <style:graphic-properties draw:stroke="none" draw:fill="solid" draw:fill-color="#365c8d" loext:decorative="false"/>
    </style:style>
    <style:style style:name="gr37" style:family="graphic" style:parent-style-name="standard">
      <style:graphic-properties draw:stroke="none" draw:fill="solid" draw:fill-color="#375a8c" loext:decorative="false"/>
    </style:style>
    <style:style style:name="gr38" style:family="graphic" style:parent-style-name="standard">
      <style:graphic-properties draw:stroke="none" draw:fill="solid" draw:fill-color="#424086" loext:decorative="false"/>
    </style:style>
    <style:style style:name="gr39" style:family="graphic" style:parent-style-name="standard">
      <style:graphic-properties draw:stroke="none" draw:fill="solid" draw:fill-color="#3e4a89" loext:decorative="false"/>
    </style:style>
    <style:style style:name="gr40" style:family="graphic" style:parent-style-name="standard">
      <style:graphic-properties draw:stroke="none" draw:fill="solid" draw:fill-color="#3a548c" loext:decorative="false"/>
    </style:style>
    <style:style style:name="gr41" style:family="graphic" style:parent-style-name="standard">
      <style:graphic-properties draw:stroke="none" draw:fill="solid" draw:fill-color="#440154" loext:decorative="false"/>
    </style:style>
    <style:style style:name="gr42" style:family="graphic" style:parent-style-name="standard">
      <style:graphic-properties draw:stroke="none" draw:fill="solid" draw:fill-color="#31678e" loext:decorative="false"/>
    </style:style>
    <style:style style:name="gr43" style:family="graphic" style:parent-style-name="standard">
      <style:graphic-properties draw:stroke="none" draw:fill="solid" draw:fill-color="#423f85" loext:decorative="false"/>
    </style:style>
    <style:style style:name="gr44" style:family="graphic" style:parent-style-name="standard">
      <style:graphic-properties draw:stroke="none" draw:fill="solid" draw:fill-color="#3d4e8a" loext:decorative="false"/>
    </style:style>
    <style:style style:name="gr45" style:family="graphic" style:parent-style-name="standard">
      <style:graphic-properties draw:stroke="none" draw:fill="solid" draw:fill-color="#2f6c8e" loext:decorative="false"/>
    </style:style>
    <style:style style:name="gr46" style:family="graphic" style:parent-style-name="standard">
      <style:graphic-properties draw:stroke="none" draw:fill="solid" draw:fill-color="#355e8d" loext:decorative="false"/>
    </style:style>
    <style:style style:name="gr47" style:family="graphic" style:parent-style-name="standard">
      <style:graphic-properties draw:stroke="none" draw:fill="solid" draw:fill-color="#30698e" loext:decorative="false"/>
    </style:style>
    <style:style style:name="gr48" style:family="graphic" style:parent-style-name="standard">
      <style:graphic-properties draw:stroke="none" draw:fill="solid" draw:fill-color="#306a8e" loext:decorative="false"/>
    </style:style>
    <style:style style:name="gr49" style:family="graphic" style:parent-style-name="standard">
      <style:graphic-properties draw:stroke="none" draw:fill="solid" draw:fill-color="#34608d" loext:decorative="false"/>
    </style:style>
    <style:style style:name="gr50" style:family="graphic" style:parent-style-name="standard">
      <style:graphic-properties draw:stroke="none" draw:fill="solid" draw:fill-color="#453781" loext:decorative="false"/>
    </style:style>
    <style:style style:name="gr51" style:family="graphic" style:parent-style-name="standard">
      <style:graphic-properties draw:stroke="none" draw:fill="solid" draw:fill-color="#481f70" loext:decorative="false"/>
    </style:style>
    <style:style style:name="gr52" style:family="graphic" style:parent-style-name="standard">
      <style:graphic-properties draw:stroke="none" draw:fill="solid" draw:fill-color="#33628d" loext:decorative="false"/>
    </style:style>
    <style:style style:name="gr53" style:family="graphic" style:parent-style-name="standard">
      <style:graphic-properties draw:stroke="none" draw:fill="solid" draw:fill-color="#277f8e" loext:decorative="false"/>
    </style:style>
    <style:style style:name="gr54" style:family="graphic" style:parent-style-name="standard">
      <style:graphic-properties draw:stroke="none" draw:fill="solid" draw:fill-color="#2b758e" loext:decorative="false"/>
    </style:style>
    <style:style style:name="gr55" style:family="graphic" style:parent-style-name="standard">
      <style:graphic-properties draw:stroke="none" draw:fill="solid" draw:fill-color="#26818e" loext:decorative="false"/>
    </style:style>
    <style:style style:name="gr56" style:family="graphic" style:parent-style-name="standard">
      <style:graphic-properties draw:stroke="none" draw:fill="solid" draw:fill-color="#482979" loext:decorative="false"/>
    </style:style>
    <style:style style:name="gr57" style:family="graphic" style:parent-style-name="standard">
      <style:graphic-properties draw:stroke="none" draw:fill="solid" draw:fill-color="#228d8d" loext:decorative="false"/>
    </style:style>
    <style:style style:name="gr58" style:family="graphic" style:parent-style-name="standard">
      <style:graphic-properties draw:stroke="none" draw:fill="solid" draw:fill-color="#297a8e" loext:decorative="false"/>
    </style:style>
    <style:style style:name="gr59" style:family="graphic" style:parent-style-name="standard">
      <style:graphic-properties draw:stroke="none" draw:fill="solid" draw:fill-color="#3e4989" loext:decorative="false"/>
    </style:style>
    <style:style style:name="gr60" style:family="graphic" style:parent-style-name="standard">
      <style:graphic-properties draw:stroke="none" draw:fill="solid" draw:fill-color="#218e8d" loext:decorative="false"/>
    </style:style>
    <style:style style:name="gr61" style:family="graphic" style:parent-style-name="standard">
      <style:graphic-properties draw:stroke="none" draw:fill="solid" draw:fill-color="#20928c" loext:decorative="false"/>
    </style:style>
    <style:style style:name="gr62" style:family="graphic" style:parent-style-name="standard">
      <style:graphic-properties draw:stroke="none" draw:fill="solid" draw:fill-color="#482475" loext:decorative="false"/>
    </style:style>
    <style:style style:name="gr63" style:family="graphic" style:parent-style-name="standard">
      <style:graphic-properties draw:stroke="none" draw:fill="solid" draw:fill-color="#1e9d89" loext:decorative="false"/>
    </style:style>
    <style:style style:name="gr64" style:family="graphic" style:parent-style-name="standard">
      <style:graphic-properties draw:stroke="none" draw:fill="solid" draw:fill-color="#443b84" loext:decorative="false"/>
    </style:style>
    <style:style style:name="gr65" style:family="graphic" style:parent-style-name="standard">
      <style:graphic-properties draw:stroke="none" draw:fill="solid" draw:fill-color="#2a788e" loext:decorative="false"/>
    </style:style>
    <style:style style:name="gr66" style:family="graphic" style:parent-style-name="standard">
      <style:graphic-properties draw:stroke="none" draw:fill="solid" draw:fill-color="#33638d" loext:decorative="false"/>
    </style:style>
    <style:style style:name="gr67" style:family="graphic" style:parent-style-name="standard">
      <style:graphic-properties draw:stroke="none" draw:fill="solid" draw:fill-color="#482677" loext:decorative="false"/>
    </style:style>
    <style:style style:name="gr68" style:family="graphic" style:parent-style-name="standard">
      <style:graphic-properties draw:stroke="none" draw:fill="solid" draw:fill-color="#1f998a" loext:decorative="false"/>
    </style:style>
    <style:style style:name="gr69" style:family="graphic" style:parent-style-name="standard">
      <style:graphic-properties draw:stroke="none" draw:fill="solid" draw:fill-color="#32658e" loext:decorative="false"/>
    </style:style>
    <style:style style:name="gr70" style:family="graphic" style:parent-style-name="standard">
      <style:graphic-properties draw:stroke="none" draw:fill="solid" draw:fill-color="#3aba76" loext:decorative="false"/>
    </style:style>
    <style:style style:name="gr71" style:family="graphic" style:parent-style-name="standard">
      <style:graphic-properties draw:stroke="none" draw:fill="solid" draw:fill-color="#424186" loext:decorative="false"/>
    </style:style>
    <style:style style:name="gr72" style:family="graphic" style:parent-style-name="standard">
      <style:graphic-properties draw:stroke="none" draw:fill="solid" draw:fill-color="#3b518b" loext:decorative="false"/>
    </style:style>
    <style:style style:name="gr73" style:family="graphic" style:parent-style-name="standard">
      <style:graphic-properties draw:stroke="none" draw:fill="solid" draw:fill-color="#1f958b" loext:decorative="false"/>
    </style:style>
    <style:style style:name="gr74" style:family="graphic" style:parent-style-name="standard">
      <style:graphic-properties draw:stroke="none" draw:fill="solid" draw:fill-color="#35b779" loext:decorative="false"/>
    </style:style>
    <style:style style:name="gr75" style:family="graphic" style:parent-style-name="standard">
      <style:graphic-properties draw:stroke="none" draw:fill="solid" draw:fill-color="#443983" loext:decorative="false"/>
    </style:style>
    <style:style style:name="gr76" style:family="graphic" style:parent-style-name="standard">
      <style:graphic-properties draw:stroke="none" draw:fill="solid" draw:fill-color="#287c8e" loext:decorative="false"/>
    </style:style>
    <style:style style:name="gr77" style:family="graphic" style:parent-style-name="standard">
      <style:graphic-properties draw:stroke="none" draw:fill="solid" draw:fill-color="#365d8d" loext:decorative="false"/>
    </style:style>
    <style:style style:name="gr78" style:family="graphic" style:parent-style-name="standard">
      <style:graphic-properties draw:stroke="none" draw:fill="solid" draw:fill-color="#28ae80" loext:decorative="false"/>
    </style:style>
    <style:style style:name="gr79" style:family="graphic" style:parent-style-name="standard">
      <style:graphic-properties draw:stroke="none" draw:fill="solid" draw:fill-color="#5cc863" loext:decorative="false"/>
    </style:style>
    <style:style style:name="gr80" style:family="graphic" style:parent-style-name="standard">
      <style:graphic-properties draw:stroke="none" draw:fill="solid" draw:fill-color="#42be71" loext:decorative="false"/>
    </style:style>
    <style:style style:name="gr81" style:family="graphic" style:parent-style-name="standard">
      <style:graphic-properties draw:stroke="none" draw:fill="solid" draw:fill-color="#2b748e" loext:decorative="false"/>
    </style:style>
    <style:style style:name="gr82" style:family="graphic" style:parent-style-name="standard">
      <style:graphic-properties draw:stroke="none" draw:fill="solid" draw:fill-color="#1f9a8a" loext:decorative="false"/>
    </style:style>
    <style:style style:name="gr83" style:family="graphic" style:parent-style-name="standard">
      <style:graphic-properties draw:stroke="none" draw:fill="solid" draw:fill-color="#93d741" loext:decorative="false"/>
    </style:style>
    <style:style style:name="gr84" style:family="graphic" style:parent-style-name="standard">
      <style:graphic-properties draw:stroke="none" draw:fill="solid" draw:fill-color="#32648e" loext:decorative="false"/>
    </style:style>
    <style:style style:name="gr85" style:family="graphic" style:parent-style-name="standard">
      <style:graphic-properties draw:stroke="none" draw:fill="solid" draw:fill-color="#37b878" loext:decorative="false"/>
    </style:style>
    <style:style style:name="gr86" style:family="graphic" style:parent-style-name="standard">
      <style:graphic-properties draw:stroke="none" draw:fill="solid" draw:fill-color="#1e9c89" loext:decorative="false"/>
    </style:style>
    <style:style style:name="gr87" style:family="graphic" style:parent-style-name="standard">
      <style:graphic-properties draw:stroke="none" draw:fill="solid" draw:fill-color="#addc30" loext:decorative="false"/>
    </style:style>
    <style:style style:name="gr88" style:family="graphic" style:parent-style-name="standard">
      <style:graphic-properties draw:stroke="none" draw:fill="solid" draw:fill-color="#9bd93c" loext:decorative="false"/>
    </style:style>
    <style:style style:name="gr89" style:family="graphic" style:parent-style-name="standard">
      <style:graphic-properties draw:stroke="none" draw:fill="solid" draw:fill-color="#21918c" loext:decorative="false"/>
    </style:style>
    <style:style style:name="gr90" style:family="graphic" style:parent-style-name="standard">
      <style:graphic-properties draw:stroke="none" draw:fill="solid" draw:fill-color="#2db27d" loext:decorative="false"/>
    </style:style>
    <style:style style:name="gr91" style:family="graphic" style:parent-style-name="standard">
      <style:graphic-properties draw:stroke="none" draw:fill="solid" draw:fill-color="#e7e419" loext:decorative="false"/>
    </style:style>
    <style:style style:name="gr92" style:family="graphic" style:parent-style-name="standard">
      <style:graphic-properties draw:stroke="none" draw:fill="solid" draw:fill-color="#89d548" loext:decorative="false"/>
    </style:style>
    <style:style style:name="gr93" style:family="graphic" style:parent-style-name="standard">
      <style:graphic-properties draw:stroke="none" draw:fill="solid" draw:fill-color="#3dbc74" loext:decorative="false"/>
    </style:style>
    <style:style style:name="gr94" style:family="graphic" style:parent-style-name="standard">
      <style:graphic-properties draw:stroke="none" draw:fill="solid" draw:fill-color="#31688e" loext:decorative="false"/>
    </style:style>
    <style:style style:name="gr95" style:family="graphic" style:parent-style-name="standard">
      <style:graphic-properties draw:stroke="none" draw:fill="solid" draw:fill-color="#77d153" loext:decorative="false"/>
    </style:style>
    <style:style style:name="gr96" style:family="graphic" style:parent-style-name="standard">
      <style:graphic-properties draw:stroke="none" draw:fill="solid" draw:fill-color="#34618d" loext:decorative="false"/>
    </style:style>
    <style:style style:name="gr97" style:family="graphic" style:parent-style-name="standard">
      <style:graphic-properties draw:stroke="none" draw:fill="solid" draw:fill-color="#23a983" loext:decorative="false"/>
    </style:style>
    <style:style style:name="gr98" style:family="graphic" style:parent-style-name="standard">
      <style:graphic-properties draw:stroke="none" draw:fill="solid" draw:fill-color="#38588c" loext:decorative="false"/>
    </style:style>
    <style:style style:name="gr99" style:family="graphic" style:parent-style-name="standard">
      <style:graphic-properties draw:stroke="none" draw:fill="solid" draw:fill-color="#70cf57" loext:decorative="false"/>
    </style:style>
    <style:style style:name="gr100" style:family="graphic" style:parent-style-name="standard">
      <style:graphic-properties draw:stroke="none" draw:fill="solid" draw:fill-color="#46c06f" loext:decorative="false"/>
    </style:style>
    <style:style style:name="gr101" style:family="graphic" style:parent-style-name="standard">
      <style:graphic-properties draw:stroke="none" draw:fill="solid" draw:fill-color="#b8de29" loext:decorative="false"/>
    </style:style>
    <style:style style:name="gr102" style:family="graphic" style:parent-style-name="standard">
      <style:graphic-properties draw:stroke="none" draw:fill="solid" draw:fill-color="#fde725" loext:decorative="false"/>
    </style:style>
    <style:style style:name="gr103" style:family="graphic" style:parent-style-name="standard">
      <style:graphic-properties draw:stroke="none" draw:fill="solid" draw:fill-color="#297b8e" loext:decorative="false"/>
    </style:style>
    <style:style style:name="gr104" style:family="graphic" style:parent-style-name="standard">
      <style:graphic-properties draw:stroke="none" draw:fill="solid" draw:fill-color="#81d34d" loext:decorative="false"/>
    </style:style>
    <style:style style:name="gr105" style:family="graphic" style:parent-style-name="standard">
      <style:graphic-properties draw:stroke="none" draw:fill="solid" draw:fill-color="#31b57b" loext:decorative="false"/>
    </style:style>
    <style:style style:name="gr106" style:family="graphic" style:parent-style-name="standard">
      <style:graphic-properties draw:stroke="none" draw:fill="solid" draw:fill-color="#86d549" loext:decorative="false"/>
    </style:style>
    <style:style style:name="gr107" style:family="graphic" style:parent-style-name="standard">
      <style:graphic-properties draw:stroke="none" draw:fill="solid" draw:fill-color="#44bf70" loext:decorative="false"/>
    </style:style>
    <style:style style:name="gr108" style:family="graphic" style:parent-style-name="standard">
      <style:graphic-properties draw:stroke="none" draw:fill="solid" draw:fill-color="#31668e" loext:decorative="false"/>
    </style:style>
    <style:style style:name="gr109" style:family="graphic" style:parent-style-name="standard">
      <style:graphic-properties draw:stroke="none" draw:fill="solid" draw:fill-color="#228b8d" loext:decorative="false"/>
    </style:style>
    <style:style style:name="gr110" style:family="graphic" style:parent-style-name="standard">
      <style:graphic-properties draw:stroke="none" draw:fill="solid" draw:fill-color="#2f6b8e" loext:decorative="false"/>
    </style:style>
    <style:style style:name="gr111" style:family="graphic" style:parent-style-name="standard">
      <style:graphic-properties draw:stroke="none" draw:fill="solid" draw:fill-color="#b2dd2d" loext:decorative="false"/>
    </style:style>
    <style:style style:name="gr112" style:family="graphic" style:parent-style-name="standard">
      <style:graphic-properties draw:stroke="none" draw:fill="solid" draw:fill-color="#90d743" loext:decorative="false"/>
    </style:style>
    <style:style style:name="gr113" style:family="graphic" style:parent-style-name="standard">
      <style:graphic-properties draw:stroke="none" draw:fill="solid" draw:fill-color="#29af7f" loext:decorative="false"/>
    </style:style>
    <style:style style:name="gr114" style:family="graphic" style:parent-style-name="standard">
      <style:graphic-properties draw:stroke="none" draw:fill="solid" draw:fill-color="#9dd93b" loext:decorative="false"/>
    </style:style>
    <style:style style:name="gr115" style:family="graphic" style:parent-style-name="standard">
      <style:graphic-properties draw:stroke="none" draw:fill="solid" draw:fill-color="#fbe723" loext:decorative="false"/>
    </style:style>
    <style:style style:name="gr116" style:family="graphic" style:parent-style-name="standard">
      <style:graphic-properties draw:stroke="none" draw:fill="solid" draw:fill-color="#e5e419" loext:decorative="false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0.734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9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2f2f2" draw:opacity="5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5e5e5" draw:opacity="50%"/>
    </style:style>
    <style:style style:name="P5" style:family="paragraph">
      <loext:graphic-properties draw:fill="solid" draw:fill-color="#ececec" draw:opacity="5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solid" draw:fill-color="#482071"/>
    </style:style>
    <style:style style:name="P9" style:family="paragraph">
      <loext:graphic-properties draw:fill="solid" draw:fill-color="#482374"/>
    </style:style>
    <style:style style:name="P10" style:family="paragraph">
      <loext:graphic-properties draw:fill="solid" draw:fill-color="#482576"/>
    </style:style>
    <style:style style:name="P11" style:family="paragraph">
      <loext:graphic-properties draw:fill="solid" draw:fill-color="#482878"/>
    </style:style>
    <style:style style:name="P12" style:family="paragraph">
      <loext:graphic-properties draw:fill="solid" draw:fill-color="#472a7a"/>
    </style:style>
    <style:style style:name="P13" style:family="paragraph">
      <loext:graphic-properties draw:fill="solid" draw:fill-color="#472d7b"/>
    </style:style>
    <style:style style:name="P14" style:family="paragraph">
      <loext:graphic-properties draw:fill="solid" draw:fill-color="#46327e"/>
    </style:style>
    <style:style style:name="P15" style:family="paragraph">
      <loext:graphic-properties draw:fill="solid" draw:fill-color="#472e7c"/>
    </style:style>
    <style:style style:name="P16" style:family="paragraph">
      <loext:graphic-properties draw:fill="solid" draw:fill-color="#46307e"/>
    </style:style>
    <style:style style:name="P17" style:family="paragraph">
      <loext:graphic-properties draw:fill="solid" draw:fill-color="#433e85"/>
    </style:style>
    <style:style style:name="P18" style:family="paragraph">
      <loext:graphic-properties draw:fill="solid" draw:fill-color="#443a83"/>
    </style:style>
    <style:style style:name="P19" style:family="paragraph">
      <loext:graphic-properties draw:fill="solid" draw:fill-color="#453882"/>
    </style:style>
    <style:style style:name="P20" style:family="paragraph">
      <loext:graphic-properties draw:fill="solid" draw:fill-color="#453581"/>
    </style:style>
    <style:style style:name="P21" style:family="paragraph">
      <loext:graphic-properties draw:fill="solid" draw:fill-color="#46337f"/>
    </style:style>
    <style:style style:name="P22" style:family="paragraph">
      <loext:graphic-properties draw:fill="solid" draw:fill-color="#3d4d8a"/>
    </style:style>
    <style:style style:name="P23" style:family="paragraph">
      <loext:graphic-properties draw:fill="solid" draw:fill-color="#3f4889"/>
    </style:style>
    <style:style style:name="P24" style:family="paragraph">
      <loext:graphic-properties draw:fill="solid" draw:fill-color="#414487"/>
    </style:style>
    <style:style style:name="P25" style:family="paragraph">
      <loext:graphic-properties draw:fill="solid" draw:fill-color="#433d84"/>
    </style:style>
    <style:style style:name="P26" style:family="paragraph">
      <loext:graphic-properties draw:fill="solid" draw:fill-color="#463480"/>
    </style:style>
    <style:style style:name="P27" style:family="paragraph">
      <loext:graphic-properties draw:fill="solid" draw:fill-color="#365c8d"/>
    </style:style>
    <style:style style:name="P28" style:family="paragraph">
      <loext:graphic-properties draw:fill="solid" draw:fill-color="#375a8c"/>
    </style:style>
    <style:style style:name="P29" style:family="paragraph">
      <loext:graphic-properties draw:fill="solid" draw:fill-color="#424086"/>
    </style:style>
    <style:style style:name="P30" style:family="paragraph">
      <loext:graphic-properties draw:fill="solid" draw:fill-color="#3e4a89"/>
    </style:style>
    <style:style style:name="P31" style:family="paragraph">
      <loext:graphic-properties draw:fill="solid" draw:fill-color="#3a548c"/>
    </style:style>
    <style:style style:name="P32" style:family="paragraph">
      <loext:graphic-properties draw:fill="solid" draw:fill-color="#440154"/>
    </style:style>
    <style:style style:name="P33" style:family="paragraph">
      <loext:graphic-properties draw:fill="solid" draw:fill-color="#31678e"/>
    </style:style>
    <style:style style:name="P34" style:family="paragraph">
      <loext:graphic-properties draw:fill="solid" draw:fill-color="#423f85"/>
    </style:style>
    <style:style style:name="P35" style:family="paragraph">
      <loext:graphic-properties draw:fill="solid" draw:fill-color="#3d4e8a"/>
    </style:style>
    <style:style style:name="P36" style:family="paragraph">
      <loext:graphic-properties draw:fill="solid" draw:fill-color="#2f6c8e"/>
    </style:style>
    <style:style style:name="P37" style:family="paragraph">
      <loext:graphic-properties draw:fill="solid" draw:fill-color="#355e8d"/>
    </style:style>
    <style:style style:name="P38" style:family="paragraph">
      <loext:graphic-properties draw:fill="solid" draw:fill-color="#30698e"/>
    </style:style>
    <style:style style:name="P39" style:family="paragraph">
      <loext:graphic-properties draw:fill="solid" draw:fill-color="#306a8e"/>
    </style:style>
    <style:style style:name="P40" style:family="paragraph">
      <loext:graphic-properties draw:fill="solid" draw:fill-color="#34608d"/>
    </style:style>
    <style:style style:name="P41" style:family="paragraph">
      <loext:graphic-properties draw:fill="solid" draw:fill-color="#453781"/>
    </style:style>
    <style:style style:name="P42" style:family="paragraph">
      <loext:graphic-properties draw:fill="solid" draw:fill-color="#481f70"/>
    </style:style>
    <style:style style:name="P43" style:family="paragraph">
      <loext:graphic-properties draw:fill="solid" draw:fill-color="#33628d"/>
    </style:style>
    <style:style style:name="P44" style:family="paragraph">
      <loext:graphic-properties draw:fill="solid" draw:fill-color="#277f8e"/>
    </style:style>
    <style:style style:name="P45" style:family="paragraph">
      <loext:graphic-properties draw:fill="solid" draw:fill-color="#2b758e"/>
    </style:style>
    <style:style style:name="P46" style:family="paragraph">
      <loext:graphic-properties draw:fill="solid" draw:fill-color="#26818e"/>
    </style:style>
    <style:style style:name="P47" style:family="paragraph">
      <loext:graphic-properties draw:fill="solid" draw:fill-color="#482979"/>
    </style:style>
    <style:style style:name="P48" style:family="paragraph">
      <loext:graphic-properties draw:fill="solid" draw:fill-color="#228d8d"/>
    </style:style>
    <style:style style:name="P49" style:family="paragraph">
      <loext:graphic-properties draw:fill="solid" draw:fill-color="#297a8e"/>
    </style:style>
    <style:style style:name="P50" style:family="paragraph">
      <loext:graphic-properties draw:fill="solid" draw:fill-color="#3e4989"/>
    </style:style>
    <style:style style:name="P51" style:family="paragraph">
      <loext:graphic-properties draw:fill="solid" draw:fill-color="#218e8d"/>
    </style:style>
    <style:style style:name="P52" style:family="paragraph">
      <loext:graphic-properties draw:fill="solid" draw:fill-color="#20928c"/>
    </style:style>
    <style:style style:name="P53" style:family="paragraph">
      <loext:graphic-properties draw:fill="solid" draw:fill-color="#482475"/>
    </style:style>
    <style:style style:name="P54" style:family="paragraph">
      <loext:graphic-properties draw:fill="solid" draw:fill-color="#1e9d89"/>
    </style:style>
    <style:style style:name="P55" style:family="paragraph">
      <loext:graphic-properties draw:fill="solid" draw:fill-color="#443b84"/>
    </style:style>
    <style:style style:name="P56" style:family="paragraph">
      <loext:graphic-properties draw:fill="solid" draw:fill-color="#2a788e"/>
    </style:style>
    <style:style style:name="P57" style:family="paragraph">
      <loext:graphic-properties draw:fill="solid" draw:fill-color="#33638d"/>
    </style:style>
    <style:style style:name="P58" style:family="paragraph">
      <loext:graphic-properties draw:fill="solid" draw:fill-color="#482677"/>
    </style:style>
    <style:style style:name="P59" style:family="paragraph">
      <loext:graphic-properties draw:fill="solid" draw:fill-color="#1f998a"/>
    </style:style>
    <style:style style:name="P60" style:family="paragraph">
      <loext:graphic-properties draw:fill="solid" draw:fill-color="#32658e"/>
    </style:style>
    <style:style style:name="P61" style:family="paragraph">
      <loext:graphic-properties draw:fill="solid" draw:fill-color="#3aba76"/>
    </style:style>
    <style:style style:name="P62" style:family="paragraph">
      <loext:graphic-properties draw:fill="solid" draw:fill-color="#424186"/>
    </style:style>
    <style:style style:name="P63" style:family="paragraph">
      <loext:graphic-properties draw:fill="solid" draw:fill-color="#3b518b"/>
    </style:style>
    <style:style style:name="P64" style:family="paragraph">
      <loext:graphic-properties draw:fill="solid" draw:fill-color="#1f958b"/>
    </style:style>
    <style:style style:name="P65" style:family="paragraph">
      <loext:graphic-properties draw:fill="solid" draw:fill-color="#35b779"/>
    </style:style>
    <style:style style:name="P66" style:family="paragraph">
      <loext:graphic-properties draw:fill="solid" draw:fill-color="#443983"/>
    </style:style>
    <style:style style:name="P67" style:family="paragraph">
      <loext:graphic-properties draw:fill="solid" draw:fill-color="#287c8e"/>
    </style:style>
    <style:style style:name="P68" style:family="paragraph">
      <loext:graphic-properties draw:fill="solid" draw:fill-color="#365d8d"/>
    </style:style>
    <style:style style:name="P69" style:family="paragraph">
      <loext:graphic-properties draw:fill="solid" draw:fill-color="#28ae80"/>
    </style:style>
    <style:style style:name="P70" style:family="paragraph">
      <loext:graphic-properties draw:fill="solid" draw:fill-color="#5cc863"/>
    </style:style>
    <style:style style:name="P71" style:family="paragraph">
      <loext:graphic-properties draw:fill="solid" draw:fill-color="#42be71"/>
    </style:style>
    <style:style style:name="P72" style:family="paragraph">
      <loext:graphic-properties draw:fill="solid" draw:fill-color="#2b748e"/>
    </style:style>
    <style:style style:name="P73" style:family="paragraph">
      <loext:graphic-properties draw:fill="solid" draw:fill-color="#1f9a8a"/>
    </style:style>
    <style:style style:name="P74" style:family="paragraph">
      <loext:graphic-properties draw:fill="solid" draw:fill-color="#93d741"/>
    </style:style>
    <style:style style:name="P75" style:family="paragraph">
      <loext:graphic-properties draw:fill="solid" draw:fill-color="#32648e"/>
    </style:style>
    <style:style style:name="P76" style:family="paragraph">
      <loext:graphic-properties draw:fill="solid" draw:fill-color="#37b878"/>
    </style:style>
    <style:style style:name="P77" style:family="paragraph">
      <loext:graphic-properties draw:fill="solid" draw:fill-color="#1e9c89"/>
    </style:style>
    <style:style style:name="P78" style:family="paragraph">
      <loext:graphic-properties draw:fill="solid" draw:fill-color="#addc30"/>
    </style:style>
    <style:style style:name="P79" style:family="paragraph">
      <loext:graphic-properties draw:fill="solid" draw:fill-color="#9bd93c"/>
    </style:style>
    <style:style style:name="P80" style:family="paragraph">
      <loext:graphic-properties draw:fill="solid" draw:fill-color="#21918c"/>
    </style:style>
    <style:style style:name="P81" style:family="paragraph">
      <loext:graphic-properties draw:fill="solid" draw:fill-color="#2db27d"/>
    </style:style>
    <style:style style:name="P82" style:family="paragraph">
      <loext:graphic-properties draw:fill="solid" draw:fill-color="#e7e419"/>
    </style:style>
    <style:style style:name="P83" style:family="paragraph">
      <loext:graphic-properties draw:fill="solid" draw:fill-color="#89d548"/>
    </style:style>
    <style:style style:name="P84" style:family="paragraph">
      <loext:graphic-properties draw:fill="solid" draw:fill-color="#3dbc74"/>
    </style:style>
    <style:style style:name="P85" style:family="paragraph">
      <loext:graphic-properties draw:fill="solid" draw:fill-color="#31688e"/>
    </style:style>
    <style:style style:name="P86" style:family="paragraph">
      <loext:graphic-properties draw:fill="solid" draw:fill-color="#77d153"/>
    </style:style>
    <style:style style:name="P87" style:family="paragraph">
      <loext:graphic-properties draw:fill="solid" draw:fill-color="#34618d"/>
    </style:style>
    <style:style style:name="P88" style:family="paragraph">
      <loext:graphic-properties draw:fill="solid" draw:fill-color="#23a983"/>
    </style:style>
    <style:style style:name="P89" style:family="paragraph">
      <loext:graphic-properties draw:fill="solid" draw:fill-color="#38588c"/>
    </style:style>
    <style:style style:name="P90" style:family="paragraph">
      <loext:graphic-properties draw:fill="solid" draw:fill-color="#70cf57"/>
    </style:style>
    <style:style style:name="P91" style:family="paragraph">
      <loext:graphic-properties draw:fill="solid" draw:fill-color="#46c06f"/>
    </style:style>
    <style:style style:name="P92" style:family="paragraph">
      <loext:graphic-properties draw:fill="solid" draw:fill-color="#b8de29"/>
    </style:style>
    <style:style style:name="P93" style:family="paragraph">
      <loext:graphic-properties draw:fill="solid" draw:fill-color="#fde725"/>
    </style:style>
    <style:style style:name="P94" style:family="paragraph">
      <loext:graphic-properties draw:fill="solid" draw:fill-color="#297b8e"/>
    </style:style>
    <style:style style:name="P95" style:family="paragraph">
      <loext:graphic-properties draw:fill="solid" draw:fill-color="#81d34d"/>
    </style:style>
    <style:style style:name="P96" style:family="paragraph">
      <loext:graphic-properties draw:fill="solid" draw:fill-color="#31b57b"/>
    </style:style>
    <style:style style:name="P97" style:family="paragraph">
      <loext:graphic-properties draw:fill="solid" draw:fill-color="#86d549"/>
    </style:style>
    <style:style style:name="P98" style:family="paragraph">
      <loext:graphic-properties draw:fill="solid" draw:fill-color="#44bf70"/>
    </style:style>
    <style:style style:name="P99" style:family="paragraph">
      <loext:graphic-properties draw:fill="solid" draw:fill-color="#31668e"/>
    </style:style>
    <style:style style:name="P100" style:family="paragraph">
      <loext:graphic-properties draw:fill="solid" draw:fill-color="#228b8d"/>
    </style:style>
    <style:style style:name="P101" style:family="paragraph">
      <loext:graphic-properties draw:fill="solid" draw:fill-color="#2f6b8e"/>
    </style:style>
    <style:style style:name="P102" style:family="paragraph">
      <loext:graphic-properties draw:fill="solid" draw:fill-color="#b2dd2d"/>
    </style:style>
    <style:style style:name="P103" style:family="paragraph">
      <loext:graphic-properties draw:fill="solid" draw:fill-color="#90d743"/>
    </style:style>
    <style:style style:name="P104" style:family="paragraph">
      <loext:graphic-properties draw:fill="solid" draw:fill-color="#29af7f"/>
    </style:style>
    <style:style style:name="P105" style:family="paragraph">
      <loext:graphic-properties draw:fill="solid" draw:fill-color="#9dd93b"/>
    </style:style>
    <style:style style:name="P106" style:family="paragraph">
      <loext:graphic-properties draw:fill="solid" draw:fill-color="#fbe723"/>
    </style:style>
    <style:style style:name="P107" style:family="paragraph">
      <loext:graphic-properties draw:fill="solid" draw:fill-color="#e5e419"/>
    </style:style>
    <style:style style:name="P10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0.238cm" svg:height="10.227cm" svg:x="0.122cm" svg:y="0.163cm" svg:viewBox="0 0 10239 10228" draw:points="0,0 10239,0 10239,10228 0,10228">
          <text:p/>
        </draw:polygon>
        <draw:polygon draw:style-name="gr2" draw:text-style-name="P2" draw:layer="layout" svg:width="3.999cm" svg:height="7.044cm" svg:x="0.607cm" svg:y="0.504cm" svg:viewBox="0 0 4000 7045" draw:points="265,7045 4000,3747 3957,0 0,3194">
          <text:p/>
        </draw:polygon>
        <draw:polyline draw:style-name="gr3" draw:text-style-name="P3" draw:layer="layout" svg:width="3.999cm" svg:height="7.044cm" svg:x="0.607cm" svg:y="0.504cm" svg:viewBox="0 0 4000 7045" draw:points="265,7045 4000,3747 3957,0 0,3194">
          <text:p/>
        </draw:polyline>
        <draw:polygon draw:style-name="gr4" draw:text-style-name="P4" draw:layer="layout" svg:width="5.473cm" svg:height="5.964cm" svg:x="4.564cm" svg:y="0.504cm" svg:viewBox="0 0 5474 5965" draw:points="43,3747 5221,5965 5474,2146 0,0">
          <text:p/>
        </draw:polygon>
        <draw:polyline draw:style-name="gr5" draw:text-style-name="P3" draw:layer="layout" svg:width="5.473cm" svg:height="5.964cm" svg:x="4.564cm" svg:y="0.504cm" svg:viewBox="0 0 5474 5965" draw:points="43,3747 5221,5965 5474,2146 0,0">
          <text:p/>
        </draw:polyline>
        <draw:polygon draw:style-name="gr6" draw:text-style-name="P5" draw:layer="layout" svg:width="8.912cm" svg:height="5.87cm" svg:x="0.872cm" svg:y="4.25cm" svg:viewBox="0 0 8913 5871" draw:points="0,3299 5385,5871 8913,2218 3735,0">
          <text:p/>
        </draw:polygon>
        <draw:polyline draw:style-name="gr7" draw:text-style-name="P3" draw:layer="layout" svg:width="8.912cm" svg:height="5.87cm" svg:x="0.872cm" svg:y="4.25cm" svg:viewBox="0 0 8913 5871" draw:points="0,3299 5385,5871 8913,2218 3735,0">
          <text:p/>
        </draw:polyline>
        <draw:polyline draw:style-name="gr8" draw:text-style-name="P3" draw:layer="layout" svg:width="3.722cm" svg:height="7.07cm" svg:x="1.198cm" svg:y="0.634cm" svg:viewBox="0 0 3723 7071" draw:points="0,7071 3723,3752 3698,0">
          <text:p/>
        </draw:polyline>
        <draw:polyline draw:style-name="gr8" draw:text-style-name="P3" draw:layer="layout" svg:width="3.717cm" svg:height="7.158cm" svg:x="2.332cm" svg:y="1.087cm" svg:viewBox="0 0 3718 7159" draw:points="0,7159 3683,3767 3718,0">
          <text:p/>
        </draw:polyline>
        <draw:polyline draw:style-name="gr8" draw:text-style-name="P3" draw:layer="layout" svg:width="3.736cm" svg:height="7.251cm" svg:x="3.493cm" svg:y="1.549cm" svg:viewBox="0 0 3737 7252" draw:points="0,7252 3640,3784 3737,0">
          <text:p/>
        </draw:polyline>
        <draw:polyline draw:style-name="gr8" draw:text-style-name="P3" draw:layer="layout" svg:width="3.756cm" svg:height="7.345cm" svg:x="4.68cm" svg:y="2.022cm" svg:viewBox="0 0 3757 7346" draw:points="0,7346 3593,3800 3757,0">
          <text:p/>
        </draw:polyline>
        <draw:polyline draw:style-name="gr8" draw:text-style-name="P3" draw:layer="layout" svg:width="3.774cm" svg:height="7.441cm" svg:x="5.896cm" svg:y="2.506cm" svg:viewBox="0 0 3775 7442" draw:points="0,7442 3544,3814 3775,0">
          <text:p/>
        </draw:polyline>
        <draw:polyline draw:style-name="gr8" draw:text-style-name="P3" draw:layer="layout" svg:width="5.62cm" svg:height="6.391cm" svg:x="0.878cm" svg:y="3.479cm" svg:viewBox="0 0 5621 6392" draw:points="0,0 249,3844 5621,6392">
          <text:p/>
        </draw:polyline>
        <draw:polyline draw:style-name="gr8" draw:text-style-name="P3" draw:layer="layout" svg:width="5.54cm" svg:height="6.306cm" svg:x="1.606cm" svg:y="2.892cm" svg:viewBox="0 0 5541 6307" draw:points="0,0 205,3825 5541,6307">
          <text:p/>
        </draw:polyline>
        <draw:polyline draw:style-name="gr8" draw:text-style-name="P3" draw:layer="layout" svg:width="5.464cm" svg:height="6.224cm" svg:x="2.314cm" svg:y="2.32cm" svg:viewBox="0 0 5465 6225" draw:points="0,0 165,3808 5465,6225">
          <text:p/>
        </draw:polyline>
        <draw:polyline draw:style-name="gr8" draw:text-style-name="P3" draw:layer="layout" svg:width="5.389cm" svg:height="6.145cm" svg:x="3.003cm" svg:y="1.763cm" svg:viewBox="0 0 5390 6146" draw:points="0,0 126,3790 5390,6146">
          <text:p/>
        </draw:polyline>
        <draw:polyline draw:style-name="gr8" draw:text-style-name="P3" draw:layer="layout" svg:width="5.317cm" svg:height="6.067cm" svg:x="3.675cm" svg:y="1.221cm" svg:viewBox="0 0 5318 6068" draw:points="0,0 89,3773 5318,6068">
          <text:p/>
        </draw:polyline>
        <draw:polyline draw:style-name="gr8" draw:text-style-name="P3" draw:layer="layout" svg:width="5.247cm" svg:height="5.991cm" svg:x="4.329cm" svg:y="0.694cm" svg:viewBox="0 0 5248 5992" draw:points="0,0 55,3753 5248,5992">
          <text:p/>
        </draw:polyline>
        <draw:polyline draw:style-name="gr8" draw:text-style-name="P3" draw:layer="layout" svg:width="8.999cm" svg:height="3.282cm" svg:x="0.828cm" svg:y="3.62cm" svg:viewBox="0 0 9000 3283" draw:points="9000,2207 3772,0 0,3283">
          <text:p/>
        </draw:polyline>
        <draw:polyline draw:style-name="gr8" draw:text-style-name="P3" draw:layer="layout" svg:width="9.115cm" svg:height="3.261cm" svg:x="0.769cm" svg:y="2.786cm" svg:viewBox="0 0 9116 3262" draw:points="9116,2193 3822,0 0,3262">
          <text:p/>
        </draw:polyline>
        <draw:polyline draw:style-name="gr8" draw:text-style-name="P3" draw:layer="layout" svg:width="9.231cm" svg:height="3.237cm" svg:x="0.709cm" svg:y="1.933cm" svg:viewBox="0 0 9232 3238" draw:points="9232,2177 3872,0 0,3238">
          <text:p/>
        </draw:polyline>
        <draw:polyline draw:style-name="gr8" draw:text-style-name="P3" draw:layer="layout" svg:width="9.352cm" svg:height="3.211cm" svg:x="0.647cm" svg:y="1.06cm" svg:viewBox="0 0 9353 3212" draw:points="9353,2157 3925,0 0,3212">
          <text:p/>
        </draw:polyline>
        <draw:line draw:style-name="gr9" draw:text-style-name="P3" draw:layer="layout" svg:x1="0.872cm" svg:y1="7.547cm" svg:x2="6.257cm" svg:y2="10.12cm">
          <text:p/>
        </draw:line>
        <draw:line draw:style-name="gr9" draw:text-style-name="P3" draw:layer="layout" svg:x1="1.231cm" svg:y1="7.674cm" svg:x2="1.134cm" svg:y2="7.761cm">
          <text:p/>
        </draw:line>
        <draw:line draw:style-name="gr9" draw:text-style-name="P3" draw:layer="layout" svg:x1="2.365cm" svg:y1="8.215cm" svg:x2="2.269cm" svg:y2="8.304cm">
          <text:p/>
        </draw:line>
        <draw:frame draw:style-name="gr10" draw:text-style-name="P7" draw:layer="layout" svg:width="0.384cm" svg:height="0.449cm" svg:x="0.763cm" svg:y="8.237cm">
          <draw:text-box>
            <text:p text:style-name="P6"><text:span text:style-name="T1">0</text:span></text:p>
          </draw:text-box>
        </draw:frame>
        <draw:line draw:style-name="gr9" draw:text-style-name="P3" draw:layer="layout" svg:x1="3.526cm" svg:y1="8.77cm" svg:x2="3.431cm" svg:y2="8.86cm">
          <text:p/>
        </draw:line>
        <draw:frame draw:style-name="gr10" draw:text-style-name="P7" draw:layer="layout" svg:width="0.384cm" svg:height="0.449cm" svg:x="1.895cm" svg:y="8.787cm">
          <draw:text-box>
            <text:p text:style-name="P6"><text:span text:style-name="T1">1</text:span></text:p>
          </draw:text-box>
        </draw:frame>
        <draw:line draw:style-name="gr9" draw:text-style-name="P3" draw:layer="layout" svg:x1="4.713cm" svg:y1="9.336cm" svg:x2="4.618cm" svg:y2="9.429cm">
          <text:p/>
        </draw:line>
        <draw:frame draw:style-name="gr10" draw:text-style-name="P7" draw:layer="layout" svg:width="0.384cm" svg:height="0.449cm" svg:x="3.054cm" svg:y="9.349cm">
          <draw:text-box>
            <text:p text:style-name="P6"><text:span text:style-name="T1">2</text:span></text:p>
          </draw:text-box>
        </draw:frame>
        <draw:line draw:style-name="gr9" draw:text-style-name="P3" draw:layer="layout" svg:x1="5.928cm" svg:y1="9.916cm" svg:x2="5.835cm" svg:y2="10.011cm">
          <text:p/>
        </draw:line>
        <draw:frame draw:style-name="gr10" draw:text-style-name="P7" draw:layer="layout" svg:width="0.384cm" svg:height="0.449cm" svg:x="4.241cm" svg:y="9.925cm">
          <draw:text-box>
            <text:p text:style-name="P6"><text:span text:style-name="T1">3</text:span></text:p>
          </draw:text-box>
        </draw:frame>
        <draw:frame draw:style-name="gr11" draw:text-style-name="P7" draw:layer="layout" svg:width="0.383cm" svg:height="0.449cm" svg:x="5.455cm" svg:y="10.514cm">
          <draw:text-box>
            <text:p text:style-name="P6"><text:span text:style-name="T1">4</text:span></text:p>
          </draw:text-box>
        </draw:frame>
        <draw:line draw:style-name="gr9" draw:text-style-name="P3" draw:layer="layout" svg:x1="9.785cm" svg:y1="6.468cm" svg:x2="6.256cm" svg:y2="10.121cm">
          <text:p/>
        </draw:line>
        <draw:line draw:style-name="gr9" draw:text-style-name="P3" draw:layer="layout" svg:x1="6.452cm" svg:y1="9.848cm" svg:x2="6.588cm" svg:y2="9.913cm">
          <text:p/>
        </draw:line>
        <draw:frame draw:style-name="gr12" draw:text-style-name="P7" draw:layer="layout" svg:width="1.058cm" svg:height="0.449cm" draw:transform="rotate (-0.445408025108953) translate (2.433cm 9.684cm)">
          <draw:text-box>
            <text:p text:style-name="P6"><text:span text:style-name="T1">X (m)</text:span></text:p>
          </draw:text-box>
        </draw:frame>
        <draw:line draw:style-name="gr9" draw:text-style-name="P3" draw:layer="layout" svg:x1="7.101cm" svg:y1="9.177cm" svg:x2="7.237cm" svg:y2="9.241cm">
          <text:p/>
        </draw:line>
        <draw:frame draw:style-name="gr11" draw:text-style-name="P7" draw:layer="layout" svg:width="0.383cm" svg:height="0.449cm" svg:x="6.84cm" svg:y="10.333cm">
          <draw:text-box>
            <text:p text:style-name="P6"><text:span text:style-name="T1">0</text:span></text:p>
          </draw:text-box>
        </draw:frame>
        <draw:line draw:style-name="gr9" draw:text-style-name="P3" draw:layer="layout" svg:x1="7.734cm" svg:y1="8.525cm" svg:x2="7.868cm" svg:y2="8.587cm">
          <text:p/>
        </draw:line>
        <draw:frame draw:style-name="gr13" draw:text-style-name="P7" draw:layer="layout" svg:width="0.384cm" svg:height="0.448cm" svg:x="7.482cm" svg:y="9.656cm">
          <draw:text-box>
            <text:p text:style-name="P6"><text:span text:style-name="T1">1</text:span></text:p>
          </draw:text-box>
        </draw:frame>
        <draw:line draw:style-name="gr9" draw:text-style-name="P3" draw:layer="layout" svg:x1="8.349cm" svg:y1="7.888cm" svg:x2="8.483cm" svg:y2="7.949cm">
          <text:p/>
        </draw:line>
        <draw:frame draw:style-name="gr10" draw:text-style-name="P7" draw:layer="layout" svg:width="0.384cm" svg:height="0.449cm" svg:x="8.108cm" svg:y="8.994cm">
          <draw:text-box>
            <text:p text:style-name="P6"><text:span text:style-name="T1">2</text:span></text:p>
          </draw:text-box>
        </draw:frame>
        <draw:line draw:style-name="gr9" draw:text-style-name="P3" draw:layer="layout" svg:x1="8.948cm" svg:y1="7.27cm" svg:x2="9.081cm" svg:y2="7.329cm">
          <text:p/>
        </draw:line>
        <draw:frame draw:style-name="gr13" draw:text-style-name="P7" draw:layer="layout" svg:width="0.384cm" svg:height="0.448cm" svg:x="8.716cm" svg:y="8.352cm">
          <draw:text-box>
            <text:p text:style-name="P6"><text:span text:style-name="T1">3</text:span></text:p>
          </draw:text-box>
        </draw:frame>
        <draw:line draw:style-name="gr9" draw:text-style-name="P3" draw:layer="layout" svg:x1="9.532cm" svg:y1="6.666cm" svg:x2="9.664cm" svg:y2="6.723cm">
          <text:p/>
        </draw:line>
        <draw:frame draw:style-name="gr11" draw:text-style-name="P7" draw:layer="layout" svg:width="0.383cm" svg:height="0.449cm" svg:x="9.31cm" svg:y="7.725cm">
          <draw:text-box>
            <text:p text:style-name="P6"><text:span text:style-name="T1">4</text:span></text:p>
          </draw:text-box>
        </draw:frame>
        <draw:frame draw:style-name="gr10" draw:text-style-name="P7" draw:layer="layout" svg:width="0.384cm" svg:height="0.449cm" svg:x="9.886cm" svg:y="7.115cm">
          <draw:text-box>
            <text:p text:style-name="P6"><text:span text:style-name="T1">5</text:span></text:p>
          </draw:text-box>
        </draw:frame>
        <draw:line draw:style-name="gr9" draw:text-style-name="P3" draw:layer="layout" svg:x1="9.784cm" svg:y1="6.469cm" svg:x2="10.038cm" svg:y2="2.649cm">
          <text:p/>
        </draw:line>
        <draw:line draw:style-name="gr9" draw:text-style-name="P3" draw:layer="layout" svg:x1="9.783cm" svg:y1="5.809cm" svg:x2="9.916cm" svg:y2="5.866cm">
          <text:p/>
        </draw:line>
        <draw:frame draw:style-name="gr14" draw:text-style-name="P7" draw:layer="layout" svg:width="1.03cm" svg:height="0.448cm" draw:transform="rotate (0.802502390066993) translate (8.523cm 9.533cm)">
          <draw:text-box>
            <text:p text:style-name="P6"><text:span text:style-name="T1">Y (m)</text:span></text:p>
          </draw:text-box>
        </draw:frame>
        <draw:line draw:style-name="gr9" draw:text-style-name="P3" draw:layer="layout" svg:x1="9.838cm" svg:y1="4.96cm" svg:x2="9.972cm" svg:y2="5.017cm">
          <text:p/>
        </draw:line>
        <draw:frame draw:style-name="gr15" draw:text-style-name="P7" draw:layer="layout" svg:width="0.733cm" svg:height="0.449cm" svg:x="10.189cm" svg:y="5.676cm">
          <draw:text-box>
            <text:p text:style-name="P6"><text:span text:style-name="T1">200</text:span></text:p>
          </draw:text-box>
        </draw:frame>
        <draw:line draw:style-name="gr9" draw:text-style-name="P3" draw:layer="layout" svg:x1="9.895cm" svg:y1="4.091cm" svg:x2="10.031cm" svg:y2="4.148cm">
          <text:p/>
        </draw:line>
        <draw:frame draw:style-name="gr16" draw:text-style-name="P7" draw:layer="layout" svg:width="0.734cm" svg:height="0.449cm" svg:x="10.253cm" svg:y="4.828cm">
          <draw:text-box>
            <text:p text:style-name="P6"><text:span text:style-name="T1">400</text:span></text:p>
          </draw:text-box>
        </draw:frame>
        <draw:line draw:style-name="gr9" draw:text-style-name="P3" draw:layer="layout" svg:x1="9.953cm" svg:y1="3.199cm" svg:x2="10.091cm" svg:y2="3.255cm">
          <text:p/>
        </draw:line>
        <draw:frame draw:style-name="gr16" draw:text-style-name="P7" draw:layer="layout" svg:width="0.734cm" svg:height="0.449cm" svg:x="10.32cm" svg:y="3.959cm">
          <draw:text-box>
            <text:p text:style-name="P6"><text:span text:style-name="T1">600</text:span></text:p>
          </draw:text-box>
        </draw:frame>
        <draw:polygon draw:style-name="gr17" draw:text-style-name="P8" draw:layer="layout" svg:width="0.576cm" svg:height="0.284cm" svg:x="4.456cm" svg:y="4.066cm" svg:viewBox="0 0 577 285" draw:points="0,148 338,285 577,132 239,0">
          <text:p/>
        </draw:polygon>
        <draw:polygon draw:style-name="gr18" draw:text-style-name="P9" draw:layer="layout" svg:width="0.577cm" svg:height="0.279cm" svg:x="4.794cm" svg:y="4.196cm" svg:viewBox="0 0 578 280" draw:points="0,155 342,280 578,101 239,0">
          <text:p/>
        </draw:polygon>
        <draw:polygon draw:style-name="gr19" draw:text-style-name="P10" draw:layer="layout" svg:width="0.578cm" svg:height="0.304cm" svg:x="4.216cm" svg:y="4.213cm" svg:viewBox="0 0 579 305" draw:points="0,178 340,305 579,137 241,0">
          <text:p/>
        </draw:polygon>
        <draw:polygon draw:style-name="gr19" draw:text-style-name="P10" draw:layer="layout" svg:width="0.578cm" svg:height="0.292cm" svg:x="5.135cm" svg:y="4.296cm" svg:viewBox="0 0 579 293" draw:points="0,179 344,293 579,120 236,0">
          <text:p/>
        </draw:polygon>
        <draw:polygon draw:style-name="gr20" draw:text-style-name="P11" draw:layer="layout" svg:width="0.58cm" svg:height="0.281cm" svg:x="4.555cm" svg:y="4.35cm" svg:viewBox="0 0 581 282" draw:points="0,167 341,282 581,125 239,0">
          <text:p/>
        </draw:polygon>
        <draw:polygon draw:style-name="gr21" draw:text-style-name="P12" draw:layer="layout" svg:width="0.584cm" svg:height="0.287cm" svg:x="3.972cm" svg:y="4.39cm" svg:viewBox="0 0 585 288" draw:points="0,169 340,288 585,127 244,0">
          <text:p/>
        </draw:polygon>
        <draw:polygon draw:style-name="gr21" draw:text-style-name="P12" draw:layer="layout" svg:width="0.58cm" svg:height="0.262cm" svg:x="5.479cm" svg:y="4.416cm" svg:viewBox="0 0 581 263" draw:points="0,173 347,263 581,98 236,0">
          <text:p/>
        </draw:polygon>
        <draw:polygon draw:style-name="gr21" draw:text-style-name="P12" draw:layer="layout" svg:width="0.582cm" svg:height="0.262cm" svg:x="4.896cm" svg:y="4.475cm" svg:viewBox="0 0 583 263" draw:points="0,156 346,263 583,113 240,0">
          <text:p/>
        </draw:polygon>
        <draw:polygon draw:style-name="gr22" draw:text-style-name="P13" draw:layer="layout" svg:width="0.585cm" svg:height="0.28cm" svg:x="4.312cm" svg:y="4.517cm" svg:viewBox="0 0 586 281" draw:points="0,161 345,281 586,115 244,0">
          <text:p/>
        </draw:polygon>
        <draw:polygon draw:style-name="gr23" draw:text-style-name="P14" draw:layer="layout" svg:width="0.582cm" svg:height="0.205cm" svg:x="5.824cm" svg:y="4.513cm" svg:viewBox="0 0 583 206" draw:points="0,166 349,206 583,57 234,0">
          <text:p/>
        </draw:polygon>
        <draw:polygon draw:style-name="gr24" draw:text-style-name="P15" draw:layer="layout" svg:width="0.586cm" svg:height="0.286cm" svg:x="3.726cm" svg:y="4.558cm" svg:viewBox="0 0 587 287" draw:points="0,183 342,287 587,119 246,0">
          <text:p/>
        </draw:polygon>
        <draw:polygon draw:style-name="gr25" draw:text-style-name="P16" draw:layer="layout" svg:width="0.584cm" svg:height="0.223cm" svg:x="5.241cm" svg:y="4.588cm" svg:viewBox="0 0 585 224" draw:points="0,149 347,224 585,89 238,0">
          <text:p/>
        </draw:polygon>
        <draw:polygon draw:style-name="gr25" draw:text-style-name="P16" draw:layer="layout" svg:width="0.586cm" svg:height="0.265cm" svg:x="4.655cm" svg:y="4.631cm" svg:viewBox="0 0 587 266" draw:points="0,167 345,266 587,106 241,0">
          <text:p/>
        </draw:polygon>
        <draw:polygon draw:style-name="gr23" draw:text-style-name="P14" draw:layer="layout" svg:width="0.588cm" svg:height="0.308cm" svg:x="4.067cm" svg:y="4.677cm" svg:viewBox="0 0 589 309" draw:points="0,167 344,309 589,120 244,0">
          <text:p/>
        </draw:polygon>
        <draw:polygon draw:style-name="gr26" draw:text-style-name="P17" draw:layer="layout" svg:width="0.586cm" svg:height="0.148cm" svg:x="6.173cm" svg:y="4.57cm" svg:viewBox="0 0 587 149" draw:points="0,149 356,135 587,10 234,0">
          <text:p/>
        </draw:polygon>
        <draw:polygon draw:style-name="gr25" draw:text-style-name="P16" draw:layer="layout" svg:width="0.589cm" svg:height="0.33cm" svg:x="3.479cm" svg:y="4.74cm" svg:viewBox="0 0 590 331" draw:points="0,212 341,331 590,104 248,0">
          <text:p/>
        </draw:polygon>
        <draw:polygon draw:style-name="gr27" draw:text-style-name="P18" draw:layer="layout" svg:width="0.586cm" svg:height="0.137cm" svg:x="5.588cm" svg:y="4.678cm" svg:viewBox="0 0 587 138" draw:points="0,135 351,138 587,40 238,0">
          <text:p/>
        </draw:polygon>
        <draw:polygon draw:style-name="gr28" draw:text-style-name="P19" draw:layer="layout" svg:width="0.588cm" svg:height="0.209cm" svg:x="5cm" svg:y="4.737cm" svg:viewBox="0 0 589 210" draw:points="0,159 349,210 589,75 242,0">
          <text:p/>
        </draw:polygon>
        <draw:polygon draw:style-name="gr29" draw:text-style-name="P20" draw:layer="layout" svg:width="0.589cm" svg:height="0.289cm" svg:x="4.411cm" svg:y="4.797cm" svg:viewBox="0 0 590 290" draw:points="0,188 347,290 590,99 245,0">
          <text:p/>
        </draw:polygon>
        <draw:polygon draw:style-name="gr30" draw:text-style-name="P21" draw:layer="layout" svg:width="0.591cm" svg:height="0.349cm" svg:x="3.82cm" svg:y="4.843cm" svg:viewBox="0 0 592 350" draw:points="0,228 346,350 592,142 249,0">
          <text:p/>
        </draw:polygon>
        <draw:polygon draw:style-name="gr31" draw:text-style-name="P22" draw:layer="layout" svg:width="0.588cm" svg:height="0.125cm" svg:x="6.528cm" svg:y="4.58cm" svg:viewBox="0 0 589 126" draw:points="0,126 360,90 589,7 231,0">
          <text:p/>
        </draw:polygon>
        <draw:polygon draw:style-name="gr23" draw:text-style-name="P14" draw:layer="layout" svg:width="0.592cm" svg:height="0.338cm" svg:x="3.228cm" svg:y="4.952cm" svg:viewBox="0 0 593 339" draw:points="0,191 345,339 593,118 252,0">
          <text:p/>
        </draw:polygon>
        <draw:polygon draw:style-name="gr32" draw:text-style-name="P23" draw:layer="layout" svg:width="0.59cm" svg:height="0.11cm" svg:x="5.938cm" svg:y="4.705cm" svg:viewBox="0 0 591 111" draw:points="0,111 357,62 591,0 236,13">
          <text:p/>
        </draw:polygon>
        <draw:polygon draw:style-name="gr33" draw:text-style-name="P24" draw:layer="layout" svg:width="0.59cm" svg:height="0.134cm" svg:x="5.348cm" svg:y="4.812cm" svg:viewBox="0 0 591 135" draw:points="0,135 352,118 591,3 240,0">
          <text:p/>
        </draw:polygon>
        <draw:polygon draw:style-name="gr34" draw:text-style-name="P25" draw:layer="layout" svg:width="0.591cm" svg:height="0.22cm" svg:x="4.757cm" svg:y="4.896cm" svg:viewBox="0 0 592 221" draw:points="0,191 349,221 592,50 243,0">
          <text:p/>
        </draw:polygon>
        <draw:polygon draw:style-name="gr28" draw:text-style-name="P19" draw:layer="layout" svg:width="0.592cm" svg:height="0.296cm" svg:x="4.165cm" svg:y="4.985cm" svg:viewBox="0 0 593 297" draw:points="0,207 347,297 593,100 246,0">
          <text:p/>
        </draw:polygon>
        <draw:polygon draw:style-name="gr35" draw:text-style-name="P26" draw:layer="layout" svg:width="0.593cm" svg:height="0.34cm" svg:x="3.571cm" svg:y="5.07cm" svg:viewBox="0 0 594 341" draw:points="0,221 345,341 594,122 249,0">
          <text:p/>
        </draw:polygon>
        <draw:polygon draw:style-name="gr23" draw:text-style-name="P14" draw:layer="layout" svg:width="0.594cm" svg:height="0.375cm" svg:x="2.977cm" svg:y="5.143cm" svg:viewBox="0 0 595 376" draw:points="0,246 342,376 595,147 251,0">
          <text:p/>
        </draw:polygon>
        <draw:polygon draw:style-name="gr36" draw:text-style-name="P27" draw:layer="layout" svg:width="0.589cm" svg:height="0.083cm" svg:x="6.886cm" svg:y="4.586cm" svg:viewBox="0 0 590 84" draw:points="0,84 362,48 590,24 229,0">
          <text:p/>
        </draw:polygon>
        <draw:path draw:style-name="gr37" draw:text-style-name="P28" draw:layer="layout" svg:width="0.593cm" svg:height="0.098cm" svg:x="6.293cm" svg:y="4.669cm" svg:viewBox="0 0 594 99" svg:d="M0 99l340-74-104 11zM362 21l232-21-254 25z">
          <text:p/>
        </draw:path>
        <draw:polygon draw:style-name="gr38" draw:text-style-name="P29" draw:layer="layout" svg:width="0.594cm" svg:height="0.25cm" svg:x="4.511cm" svg:y="5.085cm" svg:viewBox="0 0 595 251" draw:points="0,197 350,251 595,31 246,0">
          <text:p/>
        </draw:polygon>
        <draw:polygon draw:style-name="gr39" draw:text-style-name="P30" draw:layer="layout" svg:width="0.594cm" svg:height="0.186cm" svg:x="5.106cm" svg:y="4.929cm" svg:viewBox="0 0 595 187" draw:points="0,187 353,150 595,0 243,16">
          <text:p/>
        </draw:polygon>
        <draw:polygon draw:style-name="gr40" draw:text-style-name="P31" draw:layer="layout" svg:width="0.593cm" svg:height="0.162cm" svg:x="5.7cm" svg:y="4.767cm" svg:viewBox="0 0 594 163" draw:points="0,163 358,74 594,0 239,49">
          <text:p/>
        </draw:polygon>
        <draw:polygon draw:style-name="gr28" draw:text-style-name="P19" draw:layer="layout" svg:width="0.596cm" svg:height="0.326cm" svg:x="3.916cm" svg:y="5.192cm" svg:viewBox="0 0 597 327" draw:points="0,219 349,327 597,90 250,0">
          <text:p/>
        </draw:polygon>
        <draw:polygon draw:style-name="gr35" draw:text-style-name="P26" draw:layer="layout" svg:width="0.597cm" svg:height="0.349cm" svg:x="3.319cm" svg:y="5.29cm" svg:viewBox="0 0 598 350" draw:points="0,229 347,350 598,121 253,0">
          <text:p/>
        </draw:polygon>
        <draw:polygon draw:style-name="gr41" draw:text-style-name="P32" draw:layer="layout" svg:width="0.56cm" svg:height="0.694cm" svg:x="8.674cm" svg:y="5.952cm" svg:viewBox="0 0 561 695" draw:points="0,0 338,695 561,511 210,89">
          <text:p/>
        </draw:polygon>
        <draw:polygon draw:style-name="gr25" draw:text-style-name="P16" draw:layer="layout" svg:width="0.598cm" svg:height="0.357cm" svg:x="2.722cm" svg:y="5.389cm" svg:viewBox="0 0 599 358" draw:points="0,224 346,358 599,129 256,0">
          <text:p/>
        </draw:polygon>
        <draw:path draw:style-name="gr42" draw:text-style-name="P33" draw:layer="layout" svg:width="0.589cm" svg:height="0.083cm" svg:x="7.248cm" svg:y="4.602cm" svg:viewBox="0 0 590 84" svg:d="M0 33l243-22-15-2zM369 0l221 84-347-73z">
          <text:p/>
        </draw:path>
        <draw:polygon draw:style-name="gr43" draw:text-style-name="P34" draw:layer="layout" svg:width="0.597cm" svg:height="0.299cm" svg:x="4.264cm" svg:y="5.281cm" svg:viewBox="0 0 598 300" draw:points="0,236 351,300 598,53 248,0">
          <text:p/>
        </draw:polygon>
        <draw:polygon draw:style-name="gr28" draw:text-style-name="P19" draw:layer="layout" svg:width="0.599cm" svg:height="0.342cm" svg:x="3.665cm" svg:y="5.41cm" svg:viewBox="0 0 600 343" draw:points="0,230 349,343 600,108 251,0">
          <text:p/>
        </draw:polygon>
        <draw:polygon draw:style-name="gr44" draw:text-style-name="P35" draw:layer="layout" svg:width="0.598cm" svg:height="0.256cm" svg:x="4.86cm" svg:y="5.079cm" svg:viewBox="0 0 599 257" draw:points="0,257 354,216 599,0 245,37">
          <text:p/>
        </draw:polygon>
        <draw:polygon draw:style-name="gr30" draw:text-style-name="P21" draw:layer="layout" svg:width="0.599cm" svg:height="0.355cm" svg:x="3.066cm" svg:y="5.518cm" svg:viewBox="0 0 600 356" draw:points="0,229 346,356 600,121 253,0">
          <text:p/>
        </draw:polygon>
        <draw:polygon draw:style-name="gr45" draw:text-style-name="P36" draw:layer="layout" svg:width="0.594cm" svg:height="0.135cm" svg:x="6.654cm" svg:y="4.555cm" svg:viewBox="0 0 595 136" draw:points="0,136 368,0 595,80 232,115">
          <text:p/>
        </draw:polygon>
        <draw:polygon draw:style-name="gr27" draw:text-style-name="P18" draw:layer="layout" svg:width="0.545cm" svg:height="0.936cm" svg:x="8.339cm" svg:y="5.106cm" svg:viewBox="0 0 546 937" draw:points="0,0 335,848 546,937 212,180">
          <text:p/>
        </draw:polygon>
        <draw:polygon draw:style-name="gr46" draw:text-style-name="P37" draw:layer="layout" svg:width="0.599cm" svg:height="0.239cm" svg:x="5.458cm" svg:y="4.84cm" svg:viewBox="0 0 600 240" draw:points="0,240 358,121 600,0 242,90">
          <text:p/>
        </draw:polygon>
        <draw:polygon draw:style-name="gr47" draw:text-style-name="P38" draw:layer="layout" svg:width="0.598cm" svg:height="0.152cm" svg:x="6.057cm" svg:y="4.689cm" svg:viewBox="0 0 599 153" draw:points="0,153 363,0 599,1 237,78">
          <text:p/>
        </draw:polygon>
        <draw:polygon draw:style-name="gr25" draw:text-style-name="P16" draw:layer="layout" svg:width="0.602cm" svg:height="0.369cm" svg:x="2.464cm" svg:y="5.613cm" svg:viewBox="0 0 603 370" draw:points="0,227 346,370 603,134 257,0">
          <text:p/>
        </draw:polygon>
        <draw:path draw:style-name="gr48" draw:text-style-name="P39" draw:layer="layout" svg:width="0.579cm" svg:height="0.345cm" svg:x="7.616cm" svg:y="4.602cm" svg:viewBox="0 0 580 346" svg:d="M0 0l238 95-17-12zM366 145l214 201-342-251z">
          <text:p/>
        </draw:path>
        <draw:polygon draw:style-name="gr49" draw:text-style-name="P40" draw:layer="layout" svg:width="0.569cm" svg:height="0.539cm" svg:x="7.981cm" svg:y="4.746cm" svg:viewBox="0 0 570 540" draw:points="0,0 359,361 570,540 214,202">
          <text:p/>
        </draw:polygon>
        <draw:polygon draw:style-name="gr43" draw:text-style-name="P34" draw:layer="layout" svg:width="0.6cm" svg:height="0.286cm" svg:x="4.014cm" svg:y="5.518cm" svg:viewBox="0 0 601 287" draw:points="0,235 351,287 601,63 251,0">
          <text:p/>
        </draw:polygon>
        <draw:polygon draw:style-name="gr50" draw:text-style-name="P41" draw:layer="layout" svg:width="0.602cm" svg:height="0.341cm" svg:x="3.412cm" svg:y="5.639cm" svg:viewBox="0 0 603 342" draw:points="0,234 350,342 603,113 254,0">
          <text:p/>
        </draw:polygon>
        <draw:polygon draw:style-name="gr44" draw:text-style-name="P35" draw:layer="layout" svg:width="0.6cm" svg:height="0.286cm" svg:x="4.614cm" svg:y="5.294cm" svg:viewBox="0 0 601 287" draw:points="0,287 353,230 601,0 248,40">
          <text:p/>
        </draw:polygon>
        <draw:polygon draw:style-name="gr30" draw:text-style-name="P21" draw:layer="layout" svg:width="0.602cm" svg:height="0.348cm" svg:x="2.81cm" svg:y="5.747cm" svg:viewBox="0 0 603 349" draw:points="0,235 348,349 603,126 257,0">
          <text:p/>
        </draw:polygon>
        <draw:polygon draw:style-name="gr51" draw:text-style-name="P42" draw:layer="layout" svg:width="0.536cm" svg:height="1.379cm" svg:x="8.476cm" svg:y="5.489cm" svg:viewBox="0 0 537 1380" draw:points="0,0 311,1380 537,1158 198,463">
          <text:p/>
        </draw:polygon>
        <draw:polygon draw:style-name="gr24" draw:text-style-name="P15" draw:layer="layout" svg:width="0.604cm" svg:height="0.408cm" svg:x="2.206cm" svg:y="5.838cm" svg:viewBox="0 0 605 409" draw:points="0,267 347,409 605,144 260,0">
          <text:p/>
        </draw:polygon>
        <draw:polygon draw:style-name="gr52" draw:text-style-name="P43" draw:layer="layout" svg:width="0.602cm" svg:height="0.335cm" svg:x="5.214cm" svg:y="4.96cm" svg:viewBox="0 0 603 336" draw:points="0,336 358,218 603,0 245,120">
          <text:p/>
        </draw:polygon>
        <draw:polygon draw:style-name="gr53" draw:text-style-name="P44" draw:layer="layout" svg:width="0.596cm" svg:height="0.238cm" svg:x="7.021cm" svg:y="4.397cm" svg:viewBox="0 0 597 239" draw:points="0,158 373,0 597,206 228,239">
          <text:p/>
        </draw:polygon>
        <draw:polygon draw:style-name="gr54" draw:text-style-name="P45" draw:layer="layout" svg:width="0.603cm" svg:height="0.271cm" svg:x="5.816cm" svg:y="4.689cm" svg:viewBox="0 0 604 272" draw:points="0,272 364,64 604,0 242,151">
          <text:p/>
        </draw:polygon>
        <draw:polygon draw:style-name="gr43" draw:text-style-name="P34" draw:layer="layout" svg:width="0.603cm" svg:height="0.259cm" svg:x="3.761cm" svg:y="5.752cm" svg:viewBox="0 0 604 260" draw:points="0,229 351,260 604,51 253,0">
          <text:p/>
        </draw:polygon>
        <draw:polygon draw:style-name="gr50" draw:text-style-name="P41" draw:layer="layout" svg:width="0.604cm" svg:height="0.35cm" svg:x="3.157cm" svg:y="5.873cm" svg:viewBox="0 0 605 351" draw:points="0,222 351,351 605,107 255,0">
          <text:p/>
        </draw:polygon>
        <draw:polygon draw:style-name="gr55" draw:text-style-name="P46" draw:layer="layout" svg:width="0.602cm" svg:height="0.254cm" svg:x="6.419cm" svg:y="4.436cm" svg:viewBox="0 0 603 255" draw:points="0,254 372,0 603,120 237,255">
          <text:p/>
        </draw:polygon>
        <draw:polygon draw:style-name="gr31" draw:text-style-name="P22" draw:layer="layout" svg:width="0.602cm" svg:height="0.279cm" svg:x="4.364cm" svg:y="5.524cm" svg:viewBox="0 0 603 280" draw:points="0,280 353,234 603,0 250,56">
          <text:p/>
        </draw:polygon>
        <draw:polygon draw:style-name="gr25" draw:text-style-name="P16" draw:layer="layout" svg:width="0.605cm" svg:height="0.406cm" svg:x="2.552cm" svg:y="5.982cm" svg:viewBox="0 0 606 407" draw:points="0,265 350,407 606,113 258,0">
          <text:p/>
        </draw:polygon>
        <draw:polygon draw:style-name="gr56" draw:text-style-name="P47" draw:layer="layout" svg:width="0.604cm" svg:height="0.437cm" svg:x="1.948cm" svg:y="6.104cm" svg:viewBox="0 0 605 438" draw:points="0,303 347,438 605,143 258,0">
          <text:p/>
        </draw:polygon>
        <draw:polygon draw:style-name="gr52" draw:text-style-name="P43" draw:layer="layout" svg:width="0.604cm" svg:height="0.348cm" svg:x="4.966cm" svg:y="5.177cm" svg:viewBox="0 0 605 349" draw:points="0,349 359,232 605,0 248,118">
          <text:p/>
        </draw:polygon>
        <draw:polygon draw:style-name="gr57" draw:text-style-name="P48" draw:layer="layout" svg:width="0.588cm" svg:height="0.454cm" svg:x="7.394cm" svg:y="4.292cm" svg:viewBox="0 0 589 455" draw:points="0,105 378,0 589,455 224,309">
          <text:p/>
        </draw:polygon>
        <draw:polygon draw:style-name="gr35" draw:text-style-name="P26" draw:layer="layout" svg:width="0.606cm" svg:height="0.404cm" svg:x="2.901cm" svg:y="6.094cm" svg:viewBox="0 0 607 405" draw:points="0,294 350,405 607,129 257,0">
          <text:p/>
        </draw:polygon>
        <draw:polygon draw:style-name="gr43" draw:text-style-name="P34" draw:layer="layout" svg:width="0.604cm" svg:height="0.289cm" svg:x="3.507cm" svg:y="5.98cm" svg:viewBox="0 0 605 290" draw:points="0,244 350,290 605,32 254,0">
          <text:p/>
        </draw:polygon>
        <draw:polygon draw:style-name="gr21" draw:text-style-name="P12" draw:layer="layout" svg:width="0.608cm" svg:height="0.444cm" svg:x="2.293cm" svg:y="6.246cm" svg:viewBox="0 0 609 445" draw:points="0,296 350,445 609,144 260,0">
          <text:p/>
        </draw:polygon>
        <draw:path draw:style-name="gr45" draw:text-style-name="P36" draw:layer="layout" svg:width="0.533cm" svg:height="1.461cm" svg:x="8.141cm" svg:y="4.491cm" svg:viewBox="0 0 534 1462" svg:d="M0 0l256 760-58-146zM336 999l198 463-278-702z">
          <text:p/>
        </draw:path>
        <draw:polygon draw:style-name="gr18" draw:text-style-name="P9" draw:layer="layout" svg:width="0.609cm" svg:height="0.42cm" svg:x="1.685cm" svg:y="6.406cm" svg:viewBox="0 0 610 421" draw:points="0,263 348,421 610,135 264,0">
          <text:p/>
        </draw:polygon>
        <draw:polygon draw:style-name="gr58" draw:text-style-name="P49" draw:layer="layout" svg:width="0.609cm" svg:height="0.424cm" svg:x="5.57cm" svg:y="4.753cm" svg:viewBox="0 0 610 425" draw:points="0,425 363,230 610,0 245,207">
          <text:p/>
        </draw:polygon>
        <draw:polygon draw:style-name="gr44" draw:text-style-name="P35" draw:layer="layout" svg:width="0.605cm" svg:height="0.254cm" svg:x="4.111cm" svg:y="5.757cm" svg:viewBox="0 0 606 255" draw:points="0,255 354,210 606,0 254,46">
          <text:p/>
        </draw:polygon>
        <draw:polygon draw:style-name="gr52" draw:text-style-name="P43" draw:layer="layout" svg:width="0.608cm" svg:height="0.35cm" svg:x="4.716cm" svg:y="5.408cm" svg:viewBox="0 0 609 351" draw:points="0,351 359,230 609,0 251,117">
          <text:p/>
        </draw:polygon>
        <draw:polygon draw:style-name="gr59" draw:text-style-name="P50" draw:layer="layout" svg:width="0.501cm" svg:height="2.382cm" svg:x="8.286cm" svg:y="4.713cm" svg:viewBox="0 0 502 2383" draw:points="0,0 274,2383 502,2156 192,777">
          <text:p/>
        </draw:polygon>
        <draw:polygon draw:style-name="gr60" draw:text-style-name="P51" draw:layer="layout" svg:width="0.568cm" svg:height="0.814cm" svg:x="7.771cm" svg:y="4.292cm" svg:viewBox="0 0 569 815" draw:points="0,0 370,199 569,815 210,455">
          <text:p/>
        </draw:polygon>
        <draw:polygon draw:style-name="gr61" draw:text-style-name="P52" draw:layer="layout" svg:width="0.611cm" svg:height="0.325cm" svg:x="6.179cm" svg:y="4.428cm" svg:viewBox="0 0 612 326" draw:points="0,326 372,0 612,8 240,261">
          <text:p/>
        </draw:polygon>
        <draw:polygon draw:style-name="gr24" draw:text-style-name="P15" draw:layer="layout" svg:width="0.608cm" svg:height="0.425cm" svg:x="2.642cm" svg:y="6.388cm" svg:viewBox="0 0 609 426" draw:points="0,302 352,426 609,111 258,0">
          <text:p/>
        </draw:polygon>
        <draw:polygon draw:style-name="gr62" draw:text-style-name="P53" draw:layer="layout" svg:width="0.611cm" svg:height="0.444cm" svg:x="2.031cm" svg:y="6.541cm" svg:viewBox="0 0 612 445" draw:points="0,285 351,445 612,148 262,0">
          <text:p/>
        </draw:polygon>
        <draw:polygon draw:style-name="gr63" draw:text-style-name="P54" draw:layer="layout" svg:width="0.604cm" svg:height="0.47cm" svg:x="6.789cm" svg:y="4.085cm" svg:viewBox="0 0 605 471" draw:points="0,351 381,0 605,312 231,471">
          <text:p/>
        </draw:polygon>
        <draw:polygon draw:style-name="gr64" draw:text-style-name="P55" draw:layer="layout" svg:width="0.608cm" svg:height="0.323cm" svg:x="3.25cm" svg:y="6.223cm" svg:viewBox="0 0 609 324" draw:points="0,277 352,324 609,46 257,0">
          <text:p/>
        </draw:polygon>
        <draw:polygon draw:style-name="gr17" draw:text-style-name="P8" draw:layer="layout" svg:width="0.614cm" svg:height="0.427cm" svg:x="1.418cm" svg:y="6.668cm" svg:viewBox="0 0 615 428" draw:points="0,248 351,428 615,157 267,0">
          <text:p/>
        </draw:polygon>
        <draw:polygon draw:style-name="gr65" draw:text-style-name="P56" draw:layer="layout" svg:width="0.61cm" svg:height="0.425cm" svg:x="5.324cm" svg:y="4.983cm" svg:viewBox="0 0 611 426" draw:points="0,426 363,368 611,0 248,195">
          <text:p/>
        </draw:polygon>
        <draw:polygon draw:style-name="gr44" draw:text-style-name="P35" draw:layer="layout" svg:width="0.608cm" svg:height="0.302cm" svg:x="3.857cm" svg:y="5.967cm" svg:viewBox="0 0 609 303" draw:points="0,303 354,267 609,0 254,45">
          <text:p/>
        </draw:polygon>
        <draw:polygon draw:style-name="gr66" draw:text-style-name="P57" draw:layer="layout" svg:width="0.61cm" svg:height="0.329cm" svg:x="4.464cm" svg:y="5.638cm" svg:viewBox="0 0 611 330" draw:points="0,330 359,216 611,0 252,121">
          <text:p/>
        </draw:polygon>
        <draw:polygon draw:style-name="gr67" draw:text-style-name="P58" draw:layer="layout" svg:width="0.612cm" svg:height="0.421cm" svg:x="2.382cm" svg:y="6.689cm" svg:viewBox="0 0 613 422" draw:points="0,296 351,422 613,125 261,0">
          <text:p/>
        </draw:polygon>
        <draw:polygon draw:style-name="gr35" draw:text-style-name="P26" draw:layer="layout" svg:width="0.608cm" svg:height="0.398cm" svg:x="2.993cm" svg:y="6.498cm" svg:viewBox="0 0 609 399" draw:points="0,316 351,399 609,47 256,0">
          <text:p/>
        </draw:polygon>
        <draw:polygon draw:style-name="gr17" draw:text-style-name="P8" draw:layer="layout" svg:width="0.614cm" svg:height="0.418cm" svg:x="1.768cm" svg:y="6.825cm" svg:viewBox="0 0 615 419" draw:points="0,270 350,419 615,159 264,0">
          <text:p/>
        </draw:polygon>
        <draw:polygon draw:style-name="gr68" draw:text-style-name="P59" draw:layer="layout" svg:width="0.617cm" svg:height="0.555cm" svg:x="5.933cm" svg:y="4.428cm" svg:viewBox="0 0 618 556" draw:points="0,556 372,257 618,0 246,325">
          <text:p/>
        </draw:polygon>
        <draw:polygon draw:style-name="gr59" draw:text-style-name="P50" draw:layer="layout" svg:width="0.61cm" svg:height="0.312cm" svg:x="3.601cm" svg:y="6.234cm" svg:viewBox="0 0 611 313" draw:points="0,313 354,309 611,0 256,35">
          <text:p/>
        </draw:polygon>
        <draw:polygon draw:style-name="gr65" draw:text-style-name="P56" draw:layer="layout" svg:width="0.612cm" svg:height="0.288cm" svg:x="5.074cm" svg:y="5.35cm" svg:viewBox="0 0 613 289" draw:points="0,289 363,78 613,0 250,58">
          <text:p/>
        </draw:polygon>
        <draw:polygon draw:style-name="gr22" draw:text-style-name="P13" draw:layer="layout" svg:width="0.612cm" svg:height="0.394cm" svg:x="2.733cm" svg:y="6.813cm" svg:viewBox="0 0 613 395" draw:points="0,297 354,395 613,83 262,0">
          <text:p/>
        </draw:polygon>
        <draw:polygon draw:style-name="gr18" draw:text-style-name="P9" draw:layer="layout" svg:width="0.615cm" svg:height="0.387cm" svg:x="2.118cm" svg:y="6.984cm" svg:viewBox="0 0 616 388" draw:points="0,259 352,388 616,125 265,0">
          <text:p/>
        </draw:polygon>
        <draw:polygon draw:style-name="gr69" draw:text-style-name="P60" draw:layer="layout" svg:width="0.498cm" svg:height="2.759cm" svg:x="8.06cm" svg:y="4.609cm" svg:viewBox="0 0 499 2760" draw:points="0,0 266,2760 499,2486 226,104">
          <text:p/>
        </draw:polygon>
        <draw:polygon draw:style-name="gr52" draw:text-style-name="P43" draw:layer="layout" svg:width="0.612cm" svg:height="0.381cm" svg:x="4.21cm" svg:y="5.852cm" svg:viewBox="0 0 613 382" draw:points="0,382 357,256 613,0 254,114">
          <text:p/>
        </draw:polygon>
        <draw:polygon draw:style-name="gr70" draw:text-style-name="P61" draw:layer="layout" svg:width="0.602cm" svg:height="0.689cm" svg:x="7.169cm" svg:y="3.708cm" svg:viewBox="0 0 603 690" draw:points="0,378 388,0 603,585 225,690">
          <text:p/>
        </draw:polygon>
        <draw:polygon draw:style-name="gr71" draw:text-style-name="P62" draw:layer="layout" svg:width="0.611cm" svg:height="0.382cm" svg:x="3.344cm" svg:y="6.542cm" svg:viewBox="0 0 612 383" draw:points="0,355 356,383 612,0 257,3">
          <text:p/>
        </draw:polygon>
        <draw:polygon draw:style-name="gr72" draw:text-style-name="P63" draw:layer="layout" svg:width="0.553cm" svg:height="3.001cm" svg:x="7.773cm" svg:y="4.609cm" svg:viewBox="0 0 554 3002" draw:points="0,1460 321,3002 554,2760 288,0">
          <text:p/>
        </draw:polygon>
        <draw:polygon draw:style-name="gr73" draw:text-style-name="P64" draw:layer="layout" svg:width="0.618cm" svg:height="0.665cm" svg:x="5.686cm" svg:y="4.685cm" svg:viewBox="0 0 619 666" draw:points="0,666 371,261 619,0 248,299">
          <text:p/>
        </draw:polygon>
        <draw:polygon draw:style-name="gr74" draw:text-style-name="P65" draw:layer="layout" svg:width="0.618cm" svg:height="0.465cm" svg:x="6.551cm" svg:y="3.971cm" svg:viewBox="0 0 619 466" draw:points="0,459 384,0 619,114 240,466">
          <text:p/>
        </draw:polygon>
        <draw:polygon draw:style-name="gr75" draw:text-style-name="P66" draw:layer="layout" svg:width="0.556cm" svg:height="1.781cm" svg:x="7.536cm" svg:y="6.069cm" svg:viewBox="0 0 557 1782" draw:points="0,107 321,1782 557,1542 237,0">
          <text:p/>
        </draw:polygon>
        <draw:polygon draw:style-name="gr76" draw:text-style-name="P67" draw:layer="layout" svg:width="0.614cm" svg:height="0.424cm" svg:x="4.822cm" svg:y="5.428cm" svg:viewBox="0 0 615 425" draw:points="0,425 363,208 615,0 253,210">
          <text:p/>
        </draw:polygon>
        <draw:polygon draw:style-name="gr20" draw:text-style-name="P11" draw:layer="layout" svg:width="0.617cm" svg:height="0.356cm" svg:x="2.469cm" svg:y="7.11cm" svg:viewBox="0 0 618 357" draw:points="0,263 353,357 618,98 264,0">
          <text:p/>
        </draw:polygon>
        <draw:polygon draw:style-name="gr77" draw:text-style-name="P68" draw:layer="layout" svg:width="0.612cm" svg:height="0.435cm" svg:x="3.955cm" svg:y="6.107cm" svg:viewBox="0 0 613 436" draw:points="0,436 358,385 613,0 256,127">
          <text:p/>
        </draw:polygon>
        <draw:polygon draw:style-name="gr50" draw:text-style-name="P41" draw:layer="layout" svg:width="0.613cm" svg:height="0.359cm" svg:x="3.086cm" svg:y="6.896cm" svg:viewBox="0 0 614 360" draw:points="0,313 354,360 614,28 258,0">
          <text:p/>
        </draw:polygon>
        <draw:polygon draw:style-name="gr78" draw:text-style-name="P69" draw:layer="layout" svg:width="0.534cm" svg:height="1.821cm" svg:x="7.942cm" svg:y="3.669cm" svg:viewBox="0 0 535 1822" draw:points="0,0 345,1044 535,1822 200,823">
          <text:p/>
        </draw:polygon>
        <draw:polygon draw:style-name="gr73" draw:text-style-name="P64" draw:layer="layout" svg:width="0.621cm" svg:height="0.483cm" svg:x="5.436cm" svg:y="4.946cm" svg:viewBox="0 0 622 484" draw:points="0,484 371,223 622,0 251,405">
          <text:p/>
        </draw:polygon>
        <draw:polygon draw:style-name="gr72" draw:text-style-name="P63" draw:layer="layout" svg:width="0.613cm" svg:height="0.434cm" svg:x="3.699cm" svg:y="6.491cm" svg:viewBox="0 0 614 435" draw:points="0,435 358,425 614,0 256,51">
          <text:p/>
        </draw:polygon>
        <draw:polygon draw:style-name="gr79" draw:text-style-name="P70" draw:layer="layout" svg:width="0.584cm" svg:height="0.823cm" svg:x="7.557cm" svg:y="3.669cm" svg:viewBox="0 0 585 824" draw:points="0,39 385,0 585,824 214,624">
          <text:p/>
        </draw:polygon>
        <draw:polygon draw:style-name="gr27" draw:text-style-name="P18" draw:layer="layout" svg:width="0.566cm" svg:height="1.918cm" svg:x="7.291cm" svg:y="6.176cm" svg:viewBox="0 0 567 1919" draw:points="0,278 328,1919 567,1676 245,0">
          <text:p/>
        </draw:polygon>
        <draw:polygon draw:style-name="gr76" draw:text-style-name="P67" draw:layer="layout" svg:width="0.617cm" svg:height="0.472cm" svg:x="4.567cm" svg:y="5.635cm" svg:viewBox="0 0 618 473" draw:points="0,473 363,258 618,0 255,217">
          <text:p/>
        </draw:polygon>
        <draw:polygon draw:style-name="gr80" draw:text-style-name="P71" draw:layer="layout" svg:width="0.629cm" svg:height="0.715cm" svg:x="6.304cm" svg:y="3.971cm" svg:viewBox="0 0 630 716" draw:points="0,716 381,336 630,0 246,458">
          <text:p/>
        </draw:polygon>
        <draw:polygon draw:style-name="gr25" draw:text-style-name="P16" draw:layer="layout" svg:width="0.618cm" svg:height="0.345cm" svg:x="2.822cm" svg:y="7.208cm" svg:viewBox="0 0 619 346" draw:points="0,259 357,346 619,47 265,0">
          <text:p/>
        </draw:polygon>
        <draw:polygon draw:style-name="gr33" draw:text-style-name="P24" draw:layer="layout" svg:width="0.616cm" svg:height="0.371cm" svg:x="3.44cm" svg:y="6.914cm" svg:viewBox="0 0 617 372" draw:points="0,340 359,372 617,0 260,10">
          <text:p/>
        </draw:polygon>
        <draw:polygon draw:style-name="gr81" draw:text-style-name="P72" draw:layer="layout" svg:width="0.617cm" svg:height="0.598cm" svg:x="4.312cm" svg:y="5.893cm" svg:viewBox="0 0 618 599" draw:points="0,599 362,456 618,0 255,216">
          <text:p/>
        </draw:polygon>
        <draw:polygon draw:style-name="gr70" draw:text-style-name="P61" draw:layer="layout" svg:width="0.628cm" svg:height="0.64cm" svg:x="6.057cm" svg:y="4.306cm" svg:viewBox="0 0 629 641" draw:points="0,641 378,324 629,0 249,380">
          <text:p/>
        </draw:polygon>
        <draw:polygon draw:style-name="gr82" draw:text-style-name="P73" draw:layer="layout" svg:width="0.622cm" svg:height="0.467cm" svg:x="5.184cm" svg:y="5.168cm" svg:viewBox="0 0 623 468" draw:points="0,468 370,149 623,0 252,261">
          <text:p/>
        </draw:polygon>
        <draw:polygon draw:style-name="gr83" draw:text-style-name="P74" draw:layer="layout" svg:width="0.624cm" svg:height="0.61cm" svg:x="6.933cm" svg:y="3.475cm" svg:viewBox="0 0 625 611" draw:points="0,497 394,0 625,233 236,611">
          <text:p/>
        </draw:polygon>
        <draw:polygon draw:style-name="gr64" draw:text-style-name="P55" draw:layer="layout" svg:width="0.621cm" svg:height="0.353cm" svg:x="3.178cm" svg:y="7.254cm" svg:viewBox="0 0 622 354" draw:points="0,300 359,354 622,31 263,0">
          <text:p/>
        </draw:polygon>
        <draw:polygon draw:style-name="gr84" draw:text-style-name="P75" draw:layer="layout" svg:width="0.617cm" svg:height="0.567cm" svg:x="4.057cm" svg:y="6.348cm" svg:viewBox="0 0 618 568" draw:points="0,568 362,507 618,0 256,143">
          <text:p/>
        </draw:polygon>
        <draw:polygon draw:style-name="gr59" draw:text-style-name="P50" draw:layer="layout" svg:width="0.557cm" svg:height="2.334cm" svg:x="7.062cm" svg:y="6.009cm" svg:viewBox="0 0 558 2335" draw:points="0,0 316,2335 558,2085 229,445">
          <text:p/>
        </draw:polygon>
        <draw:polygon draw:style-name="gr40" draw:text-style-name="P31" draw:layer="layout" svg:width="0.62cm" svg:height="0.432cm" svg:x="3.798cm" svg:y="6.853cm" svg:viewBox="0 0 621 433" draw:points="0,433 361,409 621,0 258,61">
          <text:p/>
        </draw:polygon>
        <draw:polygon draw:style-name="gr85" draw:text-style-name="P76" draw:layer="layout" svg:width="0.628cm" svg:height="0.538cm" svg:x="5.806cm" svg:y="4.63cm" svg:viewBox="0 0 629 539" draw:points="0,539 377,233 629,0 251,317">
          <text:p/>
        </draw:polygon>
        <draw:polygon draw:style-name="gr86" draw:text-style-name="P77" draw:layer="layout" svg:width="0.624cm" svg:height="0.575cm" svg:x="4.929cm" svg:y="5.317cm" svg:viewBox="0 0 625 576" draw:points="0,576 370,258 625,0 256,318">
          <text:p/>
        </draw:polygon>
        <draw:polygon draw:style-name="gr59" draw:text-style-name="P50" draw:layer="layout" svg:width="0.623cm" svg:height="0.384cm" svg:x="3.536cm" svg:y="7.261cm" svg:viewBox="0 0 624 385" draw:points="0,348 363,385 624,0 263,24">
          <text:p/>
        </draw:polygon>
        <draw:polygon draw:style-name="gr87" draw:text-style-name="P78" draw:layer="layout" svg:width="0.642cm" svg:height="0.831cm" svg:x="6.685cm" svg:y="3.475cm" svg:viewBox="0 0 643 832" draw:points="0,832 389,401 643,0 249,497">
          <text:p/>
        </draw:polygon>
        <draw:polygon draw:style-name="gr88" draw:text-style-name="P79" draw:layer="layout" svg:width="0.569cm" svg:height="1.329cm" svg:x="7.716cm" svg:y="3.383cm" svg:viewBox="0 0 570 1330" draw:points="0,0 344,1227 570,1330 226,285">
          <text:p/>
        </draw:polygon>
        <draw:polygon draw:style-name="gr89" draw:text-style-name="P80" draw:layer="layout" svg:width="0.624cm" svg:height="0.773cm" svg:x="4.674cm" svg:y="5.576cm" svg:viewBox="0 0 625 774" draw:points="0,774 368,553 625,0 255,317">
          <text:p/>
        </draw:polygon>
        <draw:polygon draw:style-name="gr90" draw:text-style-name="P81" draw:layer="layout" svg:width="0.579cm" svg:height="2.284cm" svg:x="7.194cm" svg:y="3.892cm" svg:viewBox="0 0 580 2285" draw:points="0,874 344,2285 580,2178 267,0">
          <text:p/>
        </draw:polygon>
        <draw:polygon draw:style-name="gr76" draw:text-style-name="P67" draw:layer="layout" svg:width="0.623cm" svg:height="0.726cm" svg:x="4.418cm" svg:y="6.128cm" svg:viewBox="0 0 624 727" draw:points="0,727 365,585 624,0 256,221">
          <text:p/>
        </draw:polygon>
        <draw:polygon draw:style-name="gr91" draw:text-style-name="P82" draw:layer="layout" svg:width="0.615cm" svg:height="0.325cm" svg:x="7.327cm" svg:y="3.383cm" svg:viewBox="0 0 616 326" draw:points="0,92 389,0 616,287 230,326">
          <text:p/>
        </draw:polygon>
        <draw:polygon draw:style-name="gr92" draw:text-style-name="P83" draw:layer="layout" svg:width="0.64cm" svg:height="0.754cm" svg:x="6.434cm" svg:y="3.876cm" svg:viewBox="0 0 641 755" draw:points="0,755 383,604 641,0 251,431">
          <text:p/>
        </draw:polygon>
        <draw:polygon draw:style-name="gr93" draw:text-style-name="P84" draw:layer="layout" svg:width="0.63cm" svg:height="0.455cm" svg:x="5.553cm" svg:y="4.862cm" svg:viewBox="0 0 631 456" draw:points="0,456 378,113 631,0 254,306">
          <text:p/>
        </draw:polygon>
        <draw:polygon draw:style-name="gr94" draw:text-style-name="P85" draw:layer="layout" svg:width="0.624cm" svg:height="0.549cm" svg:x="4.159cm" svg:y="6.712cm" svg:viewBox="0 0 625 550" draw:points="0,550 368,537 625,0 260,142">
          <text:p/>
        </draw:polygon>
        <draw:polygon draw:style-name="gr95" draw:text-style-name="P86" draw:layer="layout" svg:width="0.6cm" svg:height="2.686cm" svg:x="7.46cm" svg:y="3.383cm" svg:viewBox="0 0 601 2687" draw:points="0,509 314,2687 601,1226 257,0">
          <text:p/>
        </draw:polygon>
        <draw:polygon draw:style-name="gr96" draw:text-style-name="P87" draw:layer="layout" svg:width="0.56cm" svg:height="2.783cm" svg:x="6.819cm" svg:y="5.809cm" svg:viewBox="0 0 561 2784" draw:points="0,0 318,2784 561,2535 244,200">
          <text:p/>
        </draw:polygon>
        <draw:polygon draw:style-name="gr97" draw:text-style-name="P88" draw:layer="layout" svg:width="0.592cm" svg:height="1.689cm" svg:x="6.944cm" svg:y="4.765cm" svg:viewBox="0 0 593 1690" draw:points="0,235 347,1690 593,1412 250,0">
          <text:p/>
        </draw:polygon>
        <draw:polygon draw:style-name="gr98" draw:text-style-name="P89" draw:layer="layout" svg:width="0.627cm" svg:height="0.455cm" svg:x="3.898cm" svg:y="7.248cm" svg:viewBox="0 0 628 456" draw:points="0,398 368,456 628,0 261,13">
          <text:p/>
        </draw:polygon>
        <draw:polygon draw:style-name="gr99" draw:text-style-name="P90" draw:layer="layout" svg:width="0.634cm" svg:height="0.384cm" svg:x="6.183cm" svg:y="4.478cm" svg:viewBox="0 0 635 385" draw:points="0,385 383,276 635,0 252,153">
          <text:p/>
        </draw:polygon>
        <draw:polygon draw:style-name="gr100" draw:text-style-name="P91" draw:layer="layout" svg:width="0.633cm" svg:height="0.6cm" svg:x="5.298cm" svg:y="4.975cm" svg:viewBox="0 0 634 601" draw:points="0,601 376,165 634,0 255,342">
          <text:p/>
        </draw:polygon>
        <draw:polygon draw:style-name="gr17" draw:text-style-name="P8" draw:layer="layout" svg:width="0.621cm" svg:height="1.715cm" svg:x="6.023cm" svg:y="7.615cm" svg:viewBox="0 0 622 1716" draw:points="0,957 371,1716 622,1464 265,0">
          <text:p/>
        </draw:polygon>
        <draw:polygon draw:style-name="gr101" draw:text-style-name="P92" draw:layer="layout" svg:width="0.643cm" svg:height="0.889cm" svg:x="6.817cm" svg:y="3.876cm" svg:viewBox="0 0 644 890" draw:points="0,604 378,890 644,16 257,0">
          <text:p/>
        </draw:polygon>
        <draw:polygon draw:style-name="gr102" draw:text-style-name="P93" draw:layer="layout" svg:width="0.642cm" svg:height="0.509cm" svg:x="7.074cm" svg:y="3.383cm" svg:viewBox="0 0 643 510" draw:points="0,494 387,510 643,0 254,93">
          <text:p/>
        </draw:polygon>
        <draw:polygon draw:style-name="gr41" draw:text-style-name="P32" draw:layer="layout" svg:width="0.628cm" svg:height="1.047cm" svg:x="5.764cm" svg:y="8.571cm" svg:viewBox="0 0 629 1048" draw:points="0,630 375,1048 629,759 258,0">
          <text:p/>
        </draw:polygon>
        <draw:polygon draw:style-name="gr69" draw:text-style-name="P60" draw:layer="layout" svg:width="0.578cm" svg:height="3.02cm" svg:x="6.558cm" svg:y="5.809cm" svg:viewBox="0 0 579 3021" draw:points="0,521 334,3021 579,2784 262,0">
          <text:p/>
        </draw:polygon>
        <draw:polygon draw:style-name="gr103" draw:text-style-name="P94" draw:layer="layout" svg:width="0.629cm" svg:height="0.719cm" svg:x="4.525cm" svg:y="6.529cm" svg:viewBox="0 0 630 720" draw:points="0,720 370,686 630,0 257,183">
          <text:p/>
        </draw:polygon>
        <draw:polygon draw:style-name="gr59" draw:text-style-name="P50" draw:layer="layout" svg:width="0.604cm" svg:height="2.75cm" svg:x="6.287cm" svg:y="6.328cm" svg:viewBox="0 0 605 2751" draw:points="0,1287 358,2751 605,2501 273,0">
          <text:p/>
        </draw:polygon>
        <draw:polygon draw:style-name="gr104" draw:text-style-name="P95" draw:layer="layout" svg:width="0.629cm" svg:height="0.522cm" svg:x="6.565cm" svg:y="4.478cm" svg:viewBox="0 0 630 523" draw:points="0,276 381,523 630,288 252,0">
          <text:p/>
        </draw:polygon>
        <draw:polygon draw:style-name="gr66" draw:text-style-name="P57" draw:layer="layout" svg:width="0.629cm" svg:height="0.601cm" svg:x="4.266cm" svg:y="7.214cm" svg:viewBox="0 0 630 602" draw:points="0,490 372,602 630,0 261,34">
          <text:p/>
        </draw:polygon>
        <draw:polygon draw:style-name="gr68" draw:text-style-name="P59" draw:layer="layout" svg:width="0.63cm" svg:height="0.941cm" svg:x="4.783cm" svg:y="5.771cm" svg:viewBox="0 0 631 942" draw:points="0,942 373,758 631,0 258,357">
          <text:p/>
        </draw:polygon>
        <draw:polygon draw:style-name="gr105" draw:text-style-name="P96" draw:layer="layout" svg:width="0.634cm" svg:height="0.988cm" svg:x="5.04cm" svg:y="5.14cm" svg:viewBox="0 0 635 989" draw:points="0,989 374,631 635,0 258,436">
          <text:p/>
        </draw:polygon>
        <draw:polygon draw:style-name="gr106" draw:text-style-name="P97" draw:layer="layout" svg:width="0.635cm" svg:height="0.342cm" svg:x="5.93cm" svg:y="4.633cm" svg:viewBox="0 0 636 343" draw:points="0,343 386,0 636,120 253,229">
          <text:p/>
        </draw:polygon>
        <draw:polygon draw:style-name="gr28" draw:text-style-name="P19" draw:layer="layout" svg:width="0.634cm" svg:height="1.433cm" svg:x="5.389cm" svg:y="7.768cm" svg:viewBox="0 0 635 1434" draw:points="0,699 376,1434 635,804 260,0">
          <text:p/>
        </draw:polygon>
        <draw:polygon draw:style-name="gr107" draw:text-style-name="P98" draw:layer="layout" svg:width="0.587cm" svg:height="1.863cm" svg:x="6.704cm" svg:y="4.591cm" svg:viewBox="0 0 588 1864" draw:points="0,0 359,1420 588,1864 241,410">
          <text:p/>
        </draw:polygon>
        <draw:polygon draw:style-name="gr108" draw:text-style-name="P99" draw:layer="layout" svg:width="0.635cm" svg:height="0.865cm" svg:x="4.637cm" svg:y="7.214cm" svg:viewBox="0 0 636 866" draw:points="0,602 375,866 636,180 258,0">
          <text:p/>
        </draw:polygon>
        <draw:polygon draw:style-name="gr36" draw:text-style-name="P27" draw:layer="layout" svg:width="0.637cm" svg:height="1.072cm" svg:x="5.012cm" svg:y="7.394cm" svg:viewBox="0 0 638 1073" draw:points="0,686 378,1073 638,375 261,0">
          <text:p/>
        </draw:polygon>
        <draw:polygon draw:style-name="gr109" draw:text-style-name="P100" draw:layer="layout" svg:width="0.637cm" svg:height="1.007cm" svg:x="4.895cm" svg:y="6.387cm" svg:viewBox="0 0 638 1008" draw:points="0,828 377,1008 638,0 261,142">
          <text:p/>
        </draw:polygon>
        <draw:polygon draw:style-name="gr110" draw:text-style-name="P101" draw:layer="layout" svg:width="0.638cm" svg:height="1.915cm" svg:x="5.649cm" svg:y="6.655cm" svg:viewBox="0 0 639 1916" draw:points="0,1113 375,1916 639,961 266,0">
          <text:p/>
        </draw:polygon>
        <draw:polygon draw:style-name="gr111" draw:text-style-name="P102" draw:layer="layout" svg:width="0.628cm" svg:height="0.41cm" svg:x="6.316cm" svg:y="4.591cm" svg:viewBox="0 0 629 411" draw:points="0,42 388,0 629,411 249,162">
          <text:p/>
        </draw:polygon>
        <draw:polygon draw:style-name="gr87" draw:text-style-name="P78" draw:layer="layout" svg:width="0.642cm" svg:height="0.507cm" svg:x="5.674cm" svg:y="4.633cm" svg:viewBox="0 0 643 508" draw:points="0,508 388,9 643,0 257,343">
          <text:p/>
        </draw:polygon>
        <draw:polygon draw:style-name="gr109" draw:text-style-name="P100" draw:layer="layout" svg:width="0.642cm" svg:height="1.38cm" svg:x="5.271cm" svg:y="6.387cm" svg:viewBox="0 0 643 1381" draw:points="0,1007 377,1381 643,268 261,0">
          <text:p/>
        </draw:polygon>
        <draw:polygon draw:style-name="gr85" draw:text-style-name="P76" draw:layer="layout" svg:width="0.641cm" svg:height="1.189cm" svg:x="5.155cm" svg:y="5.34cm" svg:viewBox="0 0 642 1190" draw:points="0,1190 378,1048 642,0 260,430">
          <text:p/>
        </draw:polygon>
        <draw:polygon draw:style-name="gr112" draw:text-style-name="P103" draw:layer="layout" svg:width="0.648cm" svg:height="1.129cm" svg:x="5.413cm" svg:y="4.642cm" svg:viewBox="0 0 649 1130" draw:points="0,1130 383,699 649,0 261,499">
          <text:p/>
        </draw:polygon>
        <draw:polygon draw:style-name="gr113" draw:text-style-name="P104" draw:layer="layout" svg:width="0.645cm" svg:height="2.3cm" svg:x="5.914cm" svg:y="5.315cm" svg:viewBox="0 0 646 2301" draw:points="0,1341 373,2301 646,1013 270,0">
          <text:p/>
        </draw:polygon>
        <draw:polygon draw:style-name="gr114" draw:text-style-name="P105" draw:layer="layout" svg:width="0.611cm" svg:height="1.444cm" svg:x="6.451cm" svg:y="4.566cm" svg:viewBox="0 0 612 1445" draw:points="0,0 369,1244 612,1445 254,25">
          <text:p/>
        </draw:polygon>
        <draw:polygon draw:style-name="gr79" draw:text-style-name="P70" draw:layer="layout" svg:width="0.652cm" svg:height="1.34cm" svg:x="5.532cm" svg:y="5.315cm" svg:viewBox="0 0 653 1341" draw:points="0,1073 382,1341 653,0 264,25">
          <text:p/>
        </draw:polygon>
        <draw:polygon draw:style-name="gr115" draw:text-style-name="P106" draw:layer="layout" svg:width="0.643cm" svg:height="0.076cm" svg:x="6.061cm" svg:y="4.566cm" svg:viewBox="0 0 644 77" draw:points="0,77 390,0 644,25 255,69">
          <text:p/>
        </draw:polygon>
        <draw:polygon draw:style-name="gr88" draw:text-style-name="P79" draw:layer="layout" svg:width="0.635cm" svg:height="1.763cm" svg:x="6.184cm" svg:y="4.566cm" svg:viewBox="0 0 636 1764" draw:points="0,751 375,1764 636,1244 268,0">
          <text:p/>
        </draw:polygon>
        <draw:polygon draw:style-name="gr116" draw:text-style-name="P107" draw:layer="layout" svg:width="0.655cm" svg:height="0.775cm" svg:x="5.796cm" svg:y="4.566cm" svg:viewBox="0 0 656 776" draw:points="0,776 389,751 656,0 266,76">
          <text:p/>
        </draw:polygon>
        <draw:frame draw:style-name="gr117" draw:text-style-name="P7" draw:layer="layout" svg:width="0.734cm" svg:height="0.448cm" svg:x="10.388cm" svg:y="3.068cm">
          <draw:text-box>
            <text:p text:style-name="P6"><text:span text:style-name="T1">800</text:span></text:p>
          </draw:text-box>
        </draw:frame>
        <draw:polygon draw:style-name="gr1" draw:text-style-name="P1" draw:layer="layout" svg:width="8.304cm" svg:height="9.374cm" svg:x="12.72cm" svg:y="0.493cm" svg:viewBox="0 0 8305 9375" draw:points="0,0 8305,0 8305,9375 0,9375">
          <text:p/>
        </draw:polygon>
        <draw:frame draw:style-name="gr118" draw:text-style-name="P3" draw:layer="layout" svg:width="8.305cm" svg:height="9.397cm" svg:x="12.72cm" svg:y="0.47cm">
          <draw:image xlink:href="Pictures/100000000000014700000172B2C07012.png" xlink:type="simple" xlink:show="embed" xlink:actuate="onLoad" draw:mime-type="image/png">
            <text:p/>
          </draw:image>
        </draw:frame>
        <draw:line draw:style-name="gr119" draw:text-style-name="P3" draw:layer="layout" svg:x1="12.72cm" svg:y1="9.867cm" svg:x2="12.72cm" svg:y2="9.991cm">
          <text:p/>
        </draw:line>
        <draw:line draw:style-name="gr119" draw:text-style-name="P3" draw:layer="layout" svg:x1="14.796cm" svg:y1="9.867cm" svg:x2="14.796cm" svg:y2="9.991cm">
          <text:p/>
        </draw:line>
        <draw:frame draw:style-name="gr120" draw:text-style-name="P108" draw:layer="layout" svg:width="0.352cm" svg:height="0.412cm" svg:x="12.608cm" svg:y="10.055cm">
          <draw:text-box>
            <text:p text:style-name="P6"><text:span text:style-name="T1">0</text:span></text:p>
          </draw:text-box>
        </draw:frame>
        <draw:line draw:style-name="gr119" draw:text-style-name="P3" draw:layer="layout" svg:x1="16.872cm" svg:y1="9.867cm" svg:x2="16.872cm" svg:y2="9.991cm">
          <text:p/>
        </draw:line>
        <draw:frame draw:style-name="gr120" draw:text-style-name="P108" draw:layer="layout" svg:width="0.352cm" svg:height="0.412cm" svg:x="14.684cm" svg:y="10.055cm">
          <draw:text-box>
            <text:p text:style-name="P6"><text:span text:style-name="T1">1</text:span></text:p>
          </draw:text-box>
        </draw:frame>
        <draw:line draw:style-name="gr119" draw:text-style-name="P3" draw:layer="layout" svg:x1="18.948cm" svg:y1="9.867cm" svg:x2="18.948cm" svg:y2="9.991cm">
          <text:p/>
        </draw:line>
        <draw:frame draw:style-name="gr120" draw:text-style-name="P108" draw:layer="layout" svg:width="0.352cm" svg:height="0.412cm" svg:x="16.76cm" svg:y="10.055cm">
          <draw:text-box>
            <text:p text:style-name="P6"><text:span text:style-name="T1">2</text:span></text:p>
          </draw:text-box>
        </draw:frame>
        <draw:line draw:style-name="gr119" draw:text-style-name="P3" draw:layer="layout" svg:x1="21.024cm" svg:y1="9.867cm" svg:x2="21.024cm" svg:y2="9.991cm">
          <text:p/>
        </draw:line>
        <draw:frame draw:style-name="gr120" draw:text-style-name="P108" draw:layer="layout" svg:width="0.352cm" svg:height="0.412cm" svg:x="18.836cm" svg:y="10.055cm">
          <draw:text-box>
            <text:p text:style-name="P6"><text:span text:style-name="T1">3</text:span></text:p>
          </draw:text-box>
        </draw:frame>
        <draw:frame draw:style-name="gr120" draw:text-style-name="P108" draw:layer="layout" svg:width="0.352cm" svg:height="0.412cm" svg:x="20.913cm" svg:y="10.055cm">
          <draw:text-box>
            <text:p text:style-name="P6"><text:span text:style-name="T1">4</text:span></text:p>
          </draw:text-box>
        </draw:frame>
        <draw:line draw:style-name="gr119" draw:text-style-name="P3" draw:layer="layout" svg:x1="12.72cm" svg:y1="9.867cm" svg:x2="12.596cm" svg:y2="9.867cm">
          <text:p/>
        </draw:line>
        <draw:frame draw:style-name="gr120" draw:text-style-name="P108" draw:layer="layout" svg:width="0.971cm" svg:height="0.412cm" svg:x="16.386cm" svg:y="10.538cm">
          <draw:text-box>
            <text:p text:style-name="P6"><text:span text:style-name="T1">X (m)</text:span></text:p>
          </draw:text-box>
        </draw:frame>
        <draw:line draw:style-name="gr119" draw:text-style-name="P3" draw:layer="layout" svg:x1="12.72cm" svg:y1="7.992cm" svg:x2="12.596cm" svg:y2="7.992cm">
          <text:p/>
        </draw:line>
        <draw:frame draw:style-name="gr120" draw:text-style-name="P108" draw:layer="layout" svg:width="0.352cm" svg:height="0.412cm" svg:x="12.249cm" svg:y="9.674cm">
          <draw:text-box>
            <text:p text:style-name="P6"><text:span text:style-name="T1">0</text:span></text:p>
          </draw:text-box>
        </draw:frame>
        <draw:line draw:style-name="gr119" draw:text-style-name="P3" draw:layer="layout" svg:x1="12.72cm" svg:y1="6.117cm" svg:x2="12.596cm" svg:y2="6.117cm">
          <text:p/>
        </draw:line>
        <draw:frame draw:style-name="gr120" draw:text-style-name="P108" draw:layer="layout" svg:width="0.352cm" svg:height="0.412cm" svg:x="12.249cm" svg:y="7.799cm">
          <draw:text-box>
            <text:p text:style-name="P6"><text:span text:style-name="T1">1</text:span></text:p>
          </draw:text-box>
        </draw:frame>
        <draw:line draw:style-name="gr119" draw:text-style-name="P3" draw:layer="layout" svg:x1="12.72cm" svg:y1="4.242cm" svg:x2="12.596cm" svg:y2="4.242cm">
          <text:p/>
        </draw:line>
        <draw:frame draw:style-name="gr120" draw:text-style-name="P108" draw:layer="layout" svg:width="0.352cm" svg:height="0.412cm" svg:x="12.249cm" svg:y="5.924cm">
          <draw:text-box>
            <text:p text:style-name="P6"><text:span text:style-name="T1">2</text:span></text:p>
          </draw:text-box>
        </draw:frame>
        <draw:line draw:style-name="gr119" draw:text-style-name="P3" draw:layer="layout" svg:x1="12.72cm" svg:y1="2.367cm" svg:x2="12.596cm" svg:y2="2.367cm">
          <text:p/>
        </draw:line>
        <draw:frame draw:style-name="gr120" draw:text-style-name="P108" draw:layer="layout" svg:width="0.352cm" svg:height="0.412cm" svg:x="12.249cm" svg:y="4.049cm">
          <draw:text-box>
            <text:p text:style-name="P6"><text:span text:style-name="T1">3</text:span></text:p>
          </draw:text-box>
        </draw:frame>
        <draw:line draw:style-name="gr119" draw:text-style-name="P3" draw:layer="layout" svg:x1="12.72cm" svg:y1="0.493cm" svg:x2="12.596cm" svg:y2="0.493cm">
          <text:p/>
        </draw:line>
        <draw:frame draw:style-name="gr120" draw:text-style-name="P108" draw:layer="layout" svg:width="0.352cm" svg:height="0.412cm" svg:x="12.249cm" svg:y="2.175cm">
          <draw:text-box>
            <text:p text:style-name="P6"><text:span text:style-name="T1">4</text:span></text:p>
          </draw:text-box>
        </draw:frame>
        <draw:frame draw:style-name="gr120" draw:text-style-name="P108" draw:layer="layout" svg:width="0.352cm" svg:height="0.412cm" svg:x="12.249cm" svg:y="0.3cm">
          <draw:text-box>
            <text:p text:style-name="P6"><text:span text:style-name="T1">5</text:span></text:p>
          </draw:text-box>
        </draw:frame>
        <draw:line draw:style-name="gr121" draw:text-style-name="P3" draw:layer="layout" svg:x1="12.72cm" svg:y1="9.867cm" svg:x2="12.72cm" svg:y2="0.493cm">
          <text:p/>
        </draw:line>
        <draw:line draw:style-name="gr121" draw:text-style-name="P3" draw:layer="layout" svg:x1="21.024cm" svg:y1="9.867cm" svg:x2="21.024cm" svg:y2="0.493cm">
          <text:p/>
        </draw:line>
        <draw:line draw:style-name="gr121" draw:text-style-name="P3" draw:layer="layout" svg:x1="12.72cm" svg:y1="9.867cm" svg:x2="21.024cm" svg:y2="9.867cm">
          <text:p/>
        </draw:line>
        <draw:line draw:style-name="gr121" draw:text-style-name="P3" draw:layer="layout" svg:x1="12.72cm" svg:y1="0.493cm" svg:x2="21.024cm" svg:y2="0.493cm">
          <text:p/>
        </draw:line>
        <draw:frame draw:style-name="gr120" draw:text-style-name="P108" draw:layer="layout" svg:width="0.945cm" svg:height="0.412cm" draw:transform="rotate (1.5707963267949) translate (11.607cm 5.654cm)">
          <draw:text-box>
            <text:p text:style-name="P6"><text:span text:style-name="T1">Y (m)</text:span></text:p>
          </draw:text-box>
        </draw:frame>
        <draw:polygon draw:style-name="gr1" draw:text-style-name="P1" draw:layer="layout" svg:width="0.469cm" svg:height="9.374cm" svg:x="21.543cm" svg:y="0.493cm" svg:viewBox="0 0 470 9375" draw:points="0,0 470,0 470,9375 0,9375">
          <text:p/>
        </draw:polygon>
        <draw:frame draw:style-name="gr118" draw:text-style-name="P3" draw:layer="layout" svg:width="0.482cm" svg:height="9.372cm" svg:x="21.536cm" svg:y="0.48cm">
          <draw:image xlink:href="Pictures/10000000000000130000017143632A0A.png" xlink:type="simple" xlink:show="embed" xlink:actuate="onLoad" draw:mime-type="image/png">
            <text:p/>
          </draw:image>
        </draw:frame>
        <draw:line draw:style-name="gr119" draw:text-style-name="P3" draw:layer="layout" svg:x1="22.012cm" svg:y1="9.867cm" svg:x2="22.135cm" svg:y2="9.867cm">
          <text:p/>
        </draw:line>
        <draw:line draw:style-name="gr119" draw:text-style-name="P3" draw:layer="layout" svg:x1="22.012cm" svg:y1="7.992cm" svg:x2="22.135cm" svg:y2="7.992cm">
          <text:p/>
        </draw:line>
        <draw:frame draw:style-name="gr120" draw:text-style-name="P108" draw:layer="layout" svg:width="0.352cm" svg:height="0.412cm" svg:x="22.259cm" svg:y="9.674cm">
          <draw:text-box>
            <text:p text:style-name="P6"><text:span text:style-name="T1">0</text:span></text:p>
          </draw:text-box>
        </draw:frame>
        <draw:line draw:style-name="gr119" draw:text-style-name="P3" draw:layer="layout" svg:x1="22.012cm" svg:y1="6.117cm" svg:x2="22.135cm" svg:y2="6.117cm">
          <text:p/>
        </draw:line>
        <draw:frame draw:style-name="gr120" draw:text-style-name="P108" draw:layer="layout" svg:width="0.673cm" svg:height="0.412cm" svg:x="22.259cm" svg:y="7.799cm">
          <draw:text-box>
            <text:p text:style-name="P6"><text:span text:style-name="T1">200</text:span></text:p>
          </draw:text-box>
        </draw:frame>
        <draw:line draw:style-name="gr119" draw:text-style-name="P3" draw:layer="layout" svg:x1="22.012cm" svg:y1="4.242cm" svg:x2="22.135cm" svg:y2="4.242cm">
          <text:p/>
        </draw:line>
        <draw:frame draw:style-name="gr120" draw:text-style-name="P108" draw:layer="layout" svg:width="0.673cm" svg:height="0.412cm" svg:x="22.259cm" svg:y="5.924cm">
          <draw:text-box>
            <text:p text:style-name="P6"><text:span text:style-name="T1">400</text:span></text:p>
          </draw:text-box>
        </draw:frame>
        <draw:line draw:style-name="gr119" draw:text-style-name="P3" draw:layer="layout" svg:x1="22.012cm" svg:y1="2.367cm" svg:x2="22.135cm" svg:y2="2.367cm">
          <text:p/>
        </draw:line>
        <draw:frame draw:style-name="gr120" draw:text-style-name="P108" draw:layer="layout" svg:width="0.673cm" svg:height="0.412cm" svg:x="22.259cm" svg:y="4.049cm">
          <draw:text-box>
            <text:p text:style-name="P6"><text:span text:style-name="T1">600</text:span></text:p>
          </draw:text-box>
        </draw:frame>
        <draw:line draw:style-name="gr119" draw:text-style-name="P3" draw:layer="layout" svg:x1="22.012cm" svg:y1="0.493cm" svg:x2="22.135cm" svg:y2="0.493cm">
          <text:p/>
        </draw:line>
        <draw:frame draw:style-name="gr120" draw:text-style-name="P108" draw:layer="layout" svg:width="0.673cm" svg:height="0.412cm" svg:x="22.259cm" svg:y="2.175cm">
          <draw:text-box>
            <text:p text:style-name="P6"><text:span text:style-name="T1">800</text:span></text:p>
          </draw:text-box>
        </draw:frame>
        <draw:frame draw:style-name="gr120" draw:text-style-name="P108" draw:layer="layout" svg:width="0.896cm" svg:height="0.412cm" svg:x="22.259cm" svg:y="0.3cm">
          <draw:text-box>
            <text:p text:style-name="P6"><text:span text:style-name="T1">1000</text:span></text:p>
          </draw:text-box>
        </draw:frame>
        <draw:polygon draw:style-name="gr121" draw:text-style-name="P3" draw:layer="layout" svg:width="0.469cm" svg:height="9.374cm" svg:x="21.543cm" svg:y="0.493cm" svg:viewBox="0 0 470 9375" draw:points="0,0 470,0 470,9375 0,9375">
          <text:p/>
        </draw:polygon>
        <draw:frame draw:style-name="gr120" draw:text-style-name="P108" draw:layer="layout" svg:width="2.724cm" svg:height="0.412cm" draw:transform="rotate (1.5707963267949) translate (23.238cm 6.548cm)">
          <draw:text-box>
            <text:p text:style-name="P6"><text:span text:style-name="T1">Iluminância (l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20:31:18.505612900</dc:date>
    <meta:editing-duration>PT2M22S</meta:editing-duration>
    <meta:editing-cycles>2</meta:editing-cycles>
    <meta:generator>LibreOffice/25.8.3.2$Windows_X86_64 LibreOffice_project/8ca8d55c161d602844f5428fa4b58097424e324e</meta:generator>
    <meta:document-statistic meta:object-count="272"/>
  </office:meta>
</office:document-meta>
</file>